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482" svg:font-family="MSI_Z482" style:font-pitch="variable"/>
    <style:font-face style:name="MSI_Z483" svg:font-family="MSI_Z483" style:font-pitch="variable"/>
    <style:font-face style:name="MSI_Z484" svg:font-family="MSI_Z484" style:font-pitch="variable"/>
    <style:font-face style:name="MSI_Z485" svg:font-family="MSI_Z485" style:font-pitch="variable"/>
    <style:font-face style:name="MSI_Z486" svg:font-family="MSI_Z486" style:font-pitch="variable"/>
    <style:font-face style:name="MSI_Z487" svg:font-family="MSI_Z487" style:font-pitch="variable"/>
    <style:font-face style:name="MSI_Z488" svg:font-family="MSI_Z488" style:font-pitch="variable"/>
    <style:font-face style:name="MSI_Z489" svg:font-family="MSI_Z489" style:font-pitch="variable"/>
    <style:font-face style:name="MSI_Z490" svg:font-family="MSI_Z490" style:font-pitch="variable"/>
    <style:font-face style:name="MSI_Z491" svg:font-family="MSI_Z491" style:font-pitch="variable"/>
    <style:font-face style:name="MSI_Z492" svg:font-family="MSI_Z492" style:font-pitch="variable"/>
    <style:font-face style:name="MSI_Z493" svg:font-family="MSI_Z493" style:font-pitch="variable"/>
    <style:font-face style:name="MSI_Z494" svg:font-family="MSI_Z494" style:font-pitch="variable"/>
    <style:font-face style:name="MSI_Z495" svg:font-family="MSI_Z495" style:font-pitch="variable"/>
    <style:font-face style:name="MSI_Z496" svg:font-family="MSI_Z496" style:font-pitch="variable"/>
    <style:font-face style:name="MSI_Z497" svg:font-family="MSI_Z497" style:font-pitch="variable"/>
    <style:font-face style:name="MSI_Z498" svg:font-family="MSI_Z498" style:font-pitch="variable"/>
    <style:font-face style:name="MSI_Z499" svg:font-family="MSI_Z499" style:font-pitch="variable"/>
    <style:font-face style:name="MSI_Z500" svg:font-family="MSI_Z500" style:font-pitch="variable"/>
    <style:font-face style:name="MSI_Z501" svg:font-family="MSI_Z501" style:font-pitch="variable"/>
    <style:font-face style:name="Liberation Serif" svg:font-family="'Liberation Serif'" style:font-family-generic="roman" style:font-pitch="variable"/>
    <style:font-face style:name="QCF_P481" svg:font-family="QCF_P481" style:font-family-generic="roman" style:font-pitch="variable"/>
    <style:font-face style:name="QCF_P482" svg:font-family="QCF_P482" style:font-family-generic="roman" style:font-pitch="variable"/>
    <style:font-face style:name="QCF_P483" svg:font-family="QCF_P483" style:font-family-generic="roman" style:font-pitch="variable"/>
    <style:font-face style:name="QCF_P484" svg:font-family="QCF_P484" style:font-family-generic="roman" style:font-pitch="variable"/>
    <style:font-face style:name="QCF_P485" svg:font-family="QCF_P485" style:font-family-generic="roman" style:font-pitch="variable"/>
    <style:font-face style:name="QCF_P486" svg:font-family="QCF_P486" style:font-family-generic="roman" style:font-pitch="variable"/>
    <style:font-face style:name="QCF_P487" svg:font-family="QCF_P487" style:font-family-generic="roman" style:font-pitch="variable"/>
    <style:font-face style:name="QCF_P488" svg:font-family="QCF_P488" style:font-family-generic="roman" style:font-pitch="variable"/>
    <style:font-face style:name="QCF_P489" svg:font-family="QCF_P489" style:font-family-generic="roman" style:font-pitch="variable"/>
    <style:font-face style:name="QCF_P490" svg:font-family="QCF_P490" style:font-family-generic="roman" style:font-pitch="variable"/>
    <style:font-face style:name="QCF_P491" svg:font-family="QCF_P491" style:font-family-generic="roman" style:font-pitch="variable"/>
    <style:font-face style:name="QCF_P492" svg:font-family="QCF_P492" style:font-family-generic="roman" style:font-pitch="variable"/>
    <style:font-face style:name="QCF_P493" svg:font-family="QCF_P493" style:font-family-generic="roman" style:font-pitch="variable"/>
    <style:font-face style:name="QCF_P494" svg:font-family="QCF_P494" style:font-family-generic="roman" style:font-pitch="variable"/>
    <style:font-face style:name="QCF_P495" svg:font-family="QCF_P495" style:font-family-generic="roman" style:font-pitch="variable"/>
    <style:font-face style:name="QCF_P496" svg:font-family="QCF_P496" style:font-family-generic="roman" style:font-pitch="variable"/>
    <style:font-face style:name="QCF_P497" svg:font-family="QCF_P497" style:font-family-generic="roman" style:font-pitch="variable"/>
    <style:font-face style:name="QCF_P498" svg:font-family="QCF_P498" style:font-family-generic="roman" style:font-pitch="variable"/>
    <style:font-face style:name="QCF_P499" svg:font-family="QCF_P499" style:font-family-generic="roman" style:font-pitch="variable"/>
    <style:font-face style:name="QCF_P500" svg:font-family="QCF_P500" style:font-family-generic="roman" style:font-pitch="variable"/>
    <style:font-face style:name="QCF_P501" svg:font-family="QCF_P5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4961" svg:font-family="QCF_P496" style:font-family-generic="system" style:font-pitch="variable"/>
    <style:font-face style:name="QCF_P4981" svg:font-family="QCF_P498" style:font-family-generic="system" style:font-pitch="variable"/>
    <style:font-face style:name="QCF_P4991" svg:font-family="QCF_P499" style:font-family-generic="system" style:font-pitch="variable"/>
    <style:font-face style:name="QCF_P5001" svg:font-family="QCF_P500" style:font-family-generic="system" style:font-pitch="variable"/>
    <style:font-face style:name="QCF_P5011" svg:font-family="QCF_P50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9" fo:font-size="23.5pt" officeooo:paragraph-rsid="01cf0147" style:font-size-asian="23.5pt" style:font-name-complex="MSI_Z489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a83a8" style:font-size-asian="23.5pt" style:font-name-complex="MSI_Z482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a83a8" style:font-size-asian="23.5pt" style:font-name-complex="MSI_Z483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b115d" style:font-size-asian="23.5pt" style:font-name-complex="MSI_Z484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b115d" style:font-size-asian="23.5pt" style:font-name-complex="MSI_Z485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cfa49" style:font-size-asian="23.5pt" style:font-name-complex="MSI_Z486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d4da1" style:font-size-asian="23.5pt" style:font-name-complex="MSI_Z487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eaf78" style:font-size-asian="23.5pt" style:font-name-complex="MSI_Z488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f0147" style:font-size-asian="23.5pt" style:font-name-complex="MSI_Z490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f0147" style:font-size-asian="23.5pt" style:font-name-complex="MSI_Z491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fa16f" style:font-size-asian="23.5pt" style:font-name-complex="MSI_Z492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14e8c" style:font-size-asian="23.5pt" style:font-name-complex="MSI_Z493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1a594" style:font-size-asian="23.5pt" style:font-name-complex="MSI_Z494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34dfe" style:font-size-asian="23.5pt" style:font-name-complex="MSI_Z495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528dc" style:font-size-asian="23.5pt" style:font-name-complex="MSI_Z496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6b25a" style:font-size-asian="23.5pt" style:font-name-complex="MSI_Z497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6b25a" style:font-size-asian="23.5pt" style:font-name-complex="MSI_Z498" style:font-size-complex="23.5pt"/>
    </style:style>
    <style:style style:name="P22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d789fe" officeooo:paragraph-rsid="01d789fe" style:font-size-asian="23.5pt" style:font-name-complex="MSI_Z498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8ac48" style:font-size-asian="23.5pt" style:font-name-complex="MSI_Z499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92260" style:font-size-asian="23.5pt" style:font-name-complex="MSI_Z500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92260" style:font-size-asian="23.5pt" style:font-name-complex="MSI_Z501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1ceaf78" style:font-name-complex="MSI_Z489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b115d" style:font-size-asian="23.5pt" style:font-name-complex="MSI_Z484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b115d" style:font-size-asian="23.5pt" style:font-name-complex="MSI_Z485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cfa49" style:font-size-asian="23.5pt" style:font-name-complex="MSI_Z486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d4da1" style:font-size-asian="23.5pt" style:font-name-complex="MSI_Z487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eaf78" style:font-size-asian="23.5pt" style:font-name-complex="MSI_Z488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f0147" style:font-size-asian="23.5pt" style:font-name-complex="MSI_Z490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f0147" style:font-size-asian="23.5pt" style:font-name-complex="MSI_Z491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fa16f" style:font-size-asian="23.5pt" style:font-name-complex="MSI_Z492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14e8c" style:font-size-asian="23.5pt" style:font-name-complex="MSI_Z493" style:font-size-complex="23.5pt"/>
    </style:style>
    <style:style style:name="P3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1a594" style:font-size-asian="23.5pt" style:font-name-complex="MSI_Z494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34dfe" style:font-size-asian="23.5pt" style:font-name-complex="MSI_Z495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6b25a" style:font-size-asian="23.5pt" style:font-name-complex="MSI_Z497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6b25a" style:font-size-asian="23.5pt" style:font-name-complex="MSI_Z498" style:font-size-complex="23.5pt"/>
    </style:style>
    <style:style style:name="P4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92260" style:font-size-asian="23.5pt" style:font-name-complex="MSI_Z500" style:font-size-complex="23.5pt"/>
    </style:style>
    <style:style style:name="P4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92260" style:font-size-asian="23.5pt" style:font-name-complex="MSI_Z501" style:font-size-complex="23.5pt"/>
    </style:style>
    <style:style style:name="P42" style:family="paragraph" style:parent-style-name="Standard" style:master-page-name="Standard">
      <style:paragraph-properties fo:text-align="justify" fo:text-align-last="justify" style:justify-single-word="true" style:page-number="48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ca83a8" style:font-size-asian="23.5pt" style:font-name-complex="MSI_Z482" style:font-size-complex="23.5pt"/>
    </style:style>
    <style:style style:name="P43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ca83a8" officeooo:paragraph-rsid="01ca83a8" style:font-size-asian="23.5pt" style:font-name-complex="MSI_BASMALAH" style:font-size-complex="23.5pt"/>
    </style:style>
    <style:style style:name="P44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ca83a8" officeooo:paragraph-rsid="01ca83a8" style:font-size-asian="23.5pt" style:font-name-complex="MSI_BASMALAH" style:font-size-complex="23.5pt"/>
    </style:style>
    <style:style style:name="P45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d3f1e6" officeooo:paragraph-rsid="01d3f1e6" style:font-size-asian="23.5pt" style:font-name-complex="MSI_BASMALAH" style:font-size-complex="23.5pt"/>
    </style:style>
    <style:style style:name="P4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34ce9b" officeooo:paragraph-rsid="01d9440d" style:font-size-asian="23.5pt" style:font-name-complex="MSI_Z498" style:font-size-complex="23.5pt"/>
    </style:style>
    <style:style style:name="P47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89" fo:font-size="23.5pt" officeooo:rsid="01cf0147" officeooo:paragraph-rsid="01cf0147" style:font-size-asian="23.5pt" style:font-name-complex="MSI_BASMALAH" style:font-size-complex="23.5pt"/>
    </style:style>
    <style:style style:name="P48" style:family="paragraph" style:parent-style-name="Standard" style:master-page-name="ganti_20_surat2">
      <style:paragraph-properties fo:text-align="justify" fo:text-align-last="justify" style:justify-single-word="true" style:page-number="auto" fo:break-before="auto" fo:break-after="auto" style:writing-mode="rl-tb"/>
      <style:text-properties style:use-window-font-color="true" officeooo:paragraph-rsid="01ceaf78" style:font-name-complex="MSI_Z489"/>
    </style:style>
    <style:style style:name="P49" style:family="paragraph" style:parent-style-name="Standard" style:master-page-name="ganti_20_surat3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d3f1e6" officeooo:paragraph-rsid="01d3f1e6" style:font-size-asian="23.5pt" style:font-name-complex="MSI_Z496" style:font-size-complex="23.5pt"/>
    </style:style>
    <style:style style:name="P50" style:family="paragraph" style:parent-style-name="Standard" style:master-page-name="ganti_20_surat4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81" fo:font-size="23.5pt" officeooo:rsid="01d8ac48" officeooo:paragraph-rsid="01d8ac48" style:font-size-asian="23.5pt" style:font-name-complex="MSI_Z499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c37302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style:font-name="Liberation Sans Narrow" fo:font-size="23.5pt" style:font-size-asian="23.5pt" style:font-size-complex="23.5pt"/>
    </style:style>
    <style:style style:name="T6" style:family="text">
      <style:text-properties style:font-name="Liberation Sans Narrow" officeooo:rsid="0134ce9b"/>
    </style:style>
    <style:style style:name="T7" style:family="text">
      <style:text-properties officeooo:rsid="01c0fc98"/>
    </style:style>
    <style:style style:name="T8" style:family="text">
      <style:text-properties officeooo:rsid="015e6cbb"/>
    </style:style>
    <style:style style:name="T9" style:family="text">
      <style:text-properties officeooo:rsid="01c515fe"/>
    </style:style>
    <style:style style:name="T10" style:family="text">
      <style:text-properties officeooo:rsid="0163d1a8"/>
    </style:style>
    <style:style style:name="T11" style:family="text">
      <style:text-properties officeooo:rsid="019c7e8c"/>
    </style:style>
    <style:style style:name="T12" style:family="text">
      <style:text-properties officeooo:rsid="012706cb"/>
    </style:style>
    <style:style style:name="T13" style:family="text">
      <style:text-properties style:font-name="QCF_P482"/>
    </style:style>
    <style:style style:name="T14" style:family="text">
      <style:text-properties style:font-name="QCF_P483"/>
    </style:style>
    <style:style style:name="T15" style:family="text">
      <style:text-properties style:font-name="QCF_P484"/>
    </style:style>
    <style:style style:name="T16" style:family="text">
      <style:text-properties style:font-name="QCF_P485"/>
    </style:style>
    <style:style style:name="T17" style:family="text">
      <style:text-properties style:font-name="QCF_P486"/>
    </style:style>
    <style:style style:name="T18" style:family="text">
      <style:text-properties style:font-name="QCF_P487"/>
    </style:style>
    <style:style style:name="T19" style:family="text">
      <style:text-properties style:font-name="QCF_P488"/>
    </style:style>
    <style:style style:name="T20" style:family="text">
      <style:text-properties style:font-name="QCF_P489" fo:font-size="23.5pt" style:font-size-asian="23.5pt" style:font-size-complex="23.5pt"/>
    </style:style>
    <style:style style:name="T21" style:family="text">
      <style:text-properties style:font-name="QCF_P490"/>
    </style:style>
    <style:style style:name="T22" style:family="text">
      <style:text-properties style:font-name="QCF_P491"/>
    </style:style>
    <style:style style:name="T23" style:family="text">
      <style:text-properties style:font-name="QCF_P492"/>
    </style:style>
    <style:style style:name="T24" style:family="text">
      <style:text-properties style:font-name="QCF_P493"/>
    </style:style>
    <style:style style:name="T25" style:family="text">
      <style:text-properties style:font-name="QCF_P494"/>
    </style:style>
    <style:style style:name="T26" style:family="text">
      <style:text-properties style:font-name="QCF_P495"/>
    </style:style>
    <style:style style:name="T27" style:family="text">
      <style:text-properties style:font-name="QCF_P496"/>
    </style:style>
    <style:style style:name="T28" style:family="text">
      <style:text-properties style:font-name="QCF_P496" style:font-name-complex="MSI_BASMALAH"/>
    </style:style>
    <style:style style:name="T29" style:family="text">
      <style:text-properties style:font-name="QCF_P496" officeooo:rsid="01d528dc" style:font-name-complex="MSI_BASMALAH"/>
    </style:style>
    <style:style style:name="T30" style:family="text">
      <style:text-properties style:font-name="QCF_P497"/>
    </style:style>
    <style:style style:name="T31" style:family="text">
      <style:text-properties style:font-name="QCF_P498"/>
    </style:style>
    <style:style style:name="T32" style:family="text">
      <style:text-properties style:font-name="QCF_P498" style:font-name-complex="MSI_BASMALAH"/>
    </style:style>
    <style:style style:name="T33" style:family="text">
      <style:text-properties style:font-name="QCF_P499"/>
    </style:style>
    <style:style style:name="T34" style:family="text">
      <style:text-properties style:font-name="QCF_P499" style:font-name-complex="MSI_BASMALAH"/>
    </style:style>
    <style:style style:name="T35" style:family="text">
      <style:text-properties style:font-name="QCF_P500"/>
    </style:style>
    <style:style style:name="T36" style:family="text">
      <style:text-properties style:font-name="QCF_P501"/>
    </style:style>
    <style:style style:name="T37" style:family="text">
      <style:text-properties style:font-name-complex="MSI_BASMALAH"/>
    </style:style>
    <style:style style:name="T38" style:family="text">
      <style:text-properties officeooo:rsid="0134ce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oft-page-break/><text:span text:style-name="T14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/text:p>
      <text:p text:style-name="P6"><text:span text:style-name="T1"><text:s/>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/text:p>
      <text:p text:style-name="P6"><text:span text:style-name="T1"><text:s/>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</text:span><text:span text:style-name="T1"> </text:span><text:span text:style-name="T13">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/text:p>
      <text:p text:style-name="P6"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/text:p>
      <text:p text:style-name="P6"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/text:p>
      <text:p text:style-name="P6"><text:span text:style-name="T1"><text:s/>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/text:p>
      <text:p text:style-name="P6"><text:span text:style-name="T1"><text:s/>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</text:span></text:p>
      <text:p text:style-name="P6"><text:span text:style-name="T1"><text:s/>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/text:p>
      <text:p text:style-name="P6"><text:span text:style-name="T1"><text:s/>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/text:p>
      <text:p text:style-name="P6"><text:span text:style-name="T1"><text:s/>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/text:p>
      <text:p text:style-name="P6"><text:span text:style-name="T1"><text:s/>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/text:p>
      <text:p text:style-name="P6"><text:span text:style-name="T1"><text:s/>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/text:p>
      <text:p text:style-name="P6"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ﯹ</text:span></text:p>
      <text:p text:style-name="P6"><text:span text:style-name="T1"><text:s/>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</text:span></text:p>
      <text:p text:style-name="P6"><text:span text:style-name="T1"><text:s/></text:span><text:span text:style-name="T13">ﰅ</text:span><text:span text:style-name="T1"> </text:span><text:span text:style-name="T13">ﰆ</text:span><text:span text:style-name="T1"> </text:span><text:span text:style-name="T13">ﰇ</text:span><text:span text:style-name="T1"> </text:span><text:span text:style-name="T13">ﰈ</text:span><text:span text:style-name="T1"> </text:span><text:span text:style-name="T13">ﰉﰊ</text:span><text:span text:style-name="T1"> </text:span><text:span text:style-name="T13">ﰋ</text:span><text:span text:style-name="T1"> </text:span><text:span text:style-name="T13">ﰌ</text:span><text:span text:style-name="T1"> </text:span><text:span text:style-name="T13">ﰍ</text:span><text:span text:style-name="T1"> </text:span><text:span text:style-name="T13">ﰎ</text:span><text:span text:style-name="T1"> </text:span><text:span text:style-name="T13">ﰏ</text:span><text:span text:style-name="T1"> </text:span><text:span text:style-name="T13">ﰐ</text:span></text:p>
      <text:p text:style-name="P43">ﮌﯗ</text:p>
      <text:p text:style-name="P44">ﭤﭥﭦ</text:p>
      <text:p text:style-name="P7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/text:p>
      <text:p text:style-name="P7"><text:span text:style-name="T1"><text:s/>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ﭧ</text:span></text:p>
      <text:p text:style-name="P7"><text:span text:style-name="T1"><text:s/>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ﭱ</text:span></text:p>
      <text:p text:style-name="P7"><text:span text:style-name="T1"><text:s/>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/text:p>
      <text:p text:style-name="P7"><text:span text:style-name="T1"><text:s/></text:span><text:span text:style-name="T14">ﭹ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text:span text:style-name="T1"> </text:span><text:span text:style-name="T14">ﮃ</text:span></text:p>
      <text:p text:style-name="P7"><text:span text:style-name="T1"><text:s/>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/text:p>
      <text:p text:style-name="P7"><text:span text:style-name="T1"><text:s/>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/text:p>
      <text:p text:style-name="P7"><text:span text:style-name="T1"><text:s/>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</text:span><text:span text:style-name="T1"> </text:span><text:span text:style-name="T14">ﮞ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/text:p>
      <text:p text:style-name="P7"><text:span text:style-name="T1"><text:s/>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</text:span><text:span text:style-name="T1"> </text:span><text:span text:style-name="T14">ﮯ</text:span></text:p>
      <text:p text:style-name="P7"><text:span text:style-name="T1"><text:s/></text:span><text:span text:style-name="T14">ﮰ</text:span><text:span text:style-name="T1"> </text:span><text:span text:style-name="T14">ﮱ</text:span><text:span text:style-name="T1"> </text:span><text:span text:style-name="T14">ﯓ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/text:p>
      <text:p text:style-name="P7"><text:span text:style-name="T1"><text:s/>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/text:p>
      <text:p text:style-name="P7"><text:span text:style-name="T1"><text:s/></text:span><text:span text:style-name="T14">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/text:p>
      <text:p text:style-name="P7"><text:span text:style-name="T1"><text:s/></text:span><text:span text:style-name="T14">ﯵ</text:span><text:span text:style-name="T1"> </text:span><text:span text:style-name="T14">ﯶﯷ</text:span><text:span text:style-name="T1"> </text:span><text:span text:style-name="T14">ﯸ</text:span><text:span text:style-name="T1"> </text:span><text:span text:style-name="T14">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</text:span><text:span text:style-name="T1"> </text:span><text:span text:style-name="T14">ﯾ</text:span><text:span text:style-name="T1"> </text:span><text:span text:style-name="T14">ﯿ</text:span></text:p>
      <text:p text:style-name="P27"><text:span text:style-name="T15">ﭑ</text:span><text:span text:style-name="T1"> </text:span><text:span text:style-name="T15">ﭒ</text:span><text:span text:style-name="T1"> </text:span><text:span text:style-name="T15">ﭓ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/text:p>
      <text:p text:style-name="P8"><text:span text:style-name="T1"><text:s/></text:span><text:span text:style-name="T15">ﭚ</text:span><text:span text:style-name="T1"> </text:span><text:span text:style-name="T15">ﭛ</text:span><text:span text:style-name="T1"> </text:span><text:span text:style-name="T15">ﭜﭝ</text:span><text:span text:style-name="T1"> </text:span><text:span text:style-name="T15">ﭞ</text:span><text:span text:style-name="T1"> </text:span><text:span text:style-name="T15">ﭟ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ﭤ</text:span><text:span text:style-name="T1"> </text:span><text:span text:style-name="T15">ﭥ</text:span></text:p>
      <text:p text:style-name="P8"><text:span text:style-name="T1"><text:s/>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ﭭ</text:span><text:span text:style-name="T1"> </text:span><text:span text:style-name="T15">ﭮ</text:span></text:p>
      <text:p text:style-name="P8"><text:span text:style-name="T1"><text:s/>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/text:p>
      <text:p text:style-name="P8"><text:span text:style-name="T1"><text:s/>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/text:p>
      <text:p text:style-name="P8"><text:span text:style-name="T1"><text:s/>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/text:p>
      <text:p text:style-name="P8"><text:span text:style-name="T1"><text:s/></text:span><text:span text:style-name="T15">ﮏ</text:span><text:span text:style-name="T1"> </text:span><text:span text:style-name="T15">ﮐ</text:span><text:span text:style-name="T1"> </text:span><text:span text:style-name="T15">ﮑ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ﮙ</text:span><text:span text:style-name="T1"> </text:span><text:span text:style-name="T15">ﮚ</text:span></text:p>
      <text:p text:style-name="P8"><text:span text:style-name="T1"><text:s/>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/text:p>
      <text:p text:style-name="P8"><text:span text:style-name="T1"><text:s/>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/text:p>
      <text:p text:style-name="P8"><text:span text:style-name="T1"><text:s/>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/text:p>
      <text:p text:style-name="P8"><text:span text:style-name="T1"><text:s/>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/text:p>
      <text:p text:style-name="P8"><text:span text:style-name="T1"><text:s/></text:span><text:span text:style-name="T15">ﯧ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ﯰ</text:span><text:span text:style-name="T1"> </text:span><text:span text:style-name="T15">ﯱ</text:span></text:p>
      <text:p text:style-name="P8"><text:span text:style-name="T1"><text:s/>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ﯸ</text:span><text:span text:style-name="T1"> </text:span><text:span text:style-name="T15">ﯹ</text:span><text:span text:style-name="T1"> </text:span><text:span text:style-name="T15">ﯺ</text:span><text:span text:style-name="T1"> </text:span><text:span text:style-name="T15">ﯻﯼ</text:span></text:p>
      <text:p text:style-name="P8"><text:span text:style-name="T1"><text:s/></text:span><text:span text:style-name="T15">ﯽ</text:span><text:span text:style-name="T1"> </text:span><text:span text:style-name="T15">ﯾ</text:span><text:span text:style-name="T1"> </text:span><text:span text:style-name="T15">ﯿﰀ</text:span><text:span text:style-name="T1"> </text:span><text:span text:style-name="T15">ﰁ</text:span><text:span text:style-name="T1"> </text:span><text:span text:style-name="T15">ﰂ</text:span><text:span text:style-name="T1"> </text:span><text:span text:style-name="T15">ﰃ</text:span><text:span text:style-name="T1"> </text:span><text:span text:style-name="T15">ﰄﰅ</text:span><text:span text:style-name="T1"> </text:span><text:span text:style-name="T15">ﰆ</text:span><text:span text:style-name="T1"> </text:span><text:span text:style-name="T15">ﰇ</text:span></text:p>
      <text:p text:style-name="P8"><text:span text:style-name="T1"><text:s/></text:span><text:span text:style-name="T15">ﰈ</text:span><text:span text:style-name="T1"> </text:span><text:span text:style-name="T15">ﰉﰊ</text:span><text:span text:style-name="T1"> </text:span><text:span text:style-name="T15">ﰋ</text:span><text:span text:style-name="T1"> </text:span><text:span text:style-name="T15">ﰌ</text:span><text:span text:style-name="T1"> </text:span><text:span text:style-name="T15">ﰍﰎ</text:span><text:span text:style-name="T1"> </text:span><text:span text:style-name="T15">ﰏ</text:span><text:span text:style-name="T1"> </text:span><text:span text:style-name="T15">ﰐ</text:span><text:span text:style-name="T1"> </text:span><text:span text:style-name="T15">ﰑ</text:span></text:p>
      <text:p text:style-name="P28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/text:p>
      <text:p text:style-name="P9"><text:span text:style-name="T1"><text:s/>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</text:span></text:p>
      <text:p text:style-name="P9"><text:span text:style-name="T1"><text:s/>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ﭪ</text:span><text:span text:style-name="T1"> </text:span><text:span text:style-name="T16">ﭫ</text:span><text:span text:style-name="T1"> </text:span><text:span text:style-name="T16">ﭬ</text:span></text:p>
      <text:p text:style-name="P9"><text:span text:style-name="T1"><text:s/>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/text:p>
      <text:p text:style-name="P9"><text:span text:style-name="T1"><text:s/></text:span><text:span text:style-name="T16">ﭶﭷ</text:span><text:span text:style-name="T1"> </text:span><text:span text:style-name="T16">ﭸ</text:span><text:span text:style-name="T1"> </text:span><text:span text:style-name="T16">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ﭿ</text:span></text:p>
      <text:p text:style-name="P9"><text:span text:style-name="T16">ﮀ</text:span><text:span text:style-name="T1"> </text:span><text:span text:style-name="T16">ﮁ</text:span><text:span text:style-name="T1"> </text:span><text:span text:style-name="T16">ﮂ</text:span><text:span text:style-name="T1"> </text:span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/text:p>
      <text:p text:style-name="P9"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/text:p>
      <text:p text:style-name="P9"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ﮞ</text:span><text:span text:style-name="T1"> </text:span><text:span text:style-name="T16">ﮟ</text:span></text:p>
      <text:p text:style-name="P9"><text:span text:style-name="T1"><text:s/>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/text:p>
      <text:p text:style-name="P9"><text:span text:style-name="T1"><text:s/>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/text:p>
      <text:p text:style-name="P9"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ﯠ</text:span></text:p>
      <text:p text:style-name="P9"><text:span text:style-name="T1"><text:s/>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/text:p>
      <text:p text:style-name="P9"><text:span text:style-name="T1"><text:s/>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ﯯ</text:span><text:span text:style-name="T1"> </text:span><text:span text:style-name="T16">ﯰ</text:span></text:p>
      <text:p text:style-name="P9"><text:span text:style-name="T1"><text:s/>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ﯷ</text:span><text:span text:style-name="T1"> </text:span><text:span text:style-name="T16">ﯸ</text:span></text:p>
      <text:p text:style-name="P9"><text:span text:style-name="T16">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ﯽ</text:span><text:span text:style-name="T1"> </text:span><text:span text:style-name="T16">ﯾ</text:span><text:span text:style-name="T1"> </text:span><text:span text:style-name="T16">ﯿ</text:span><text:span text:style-name="T1"> </text:span><text:span text:style-name="T16">ﰀ</text:span><text:span text:style-name="T1"> </text:span><text:span text:style-name="T16">ﰁ</text:span><text:span text:style-name="T1"> </text:span><text:span text:style-name="T16">ﰂ</text:span></text:p>
      <text:p text:style-name="P29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ﭚ</text:span></text:p>
      <text:p text:style-name="P10"><text:span text:style-name="T17">ﭛ</text:span><text:span text:style-name="T1"> </text:span><text:span text:style-name="T17">ﭜ</text:span><text:span text:style-name="T1"> </text:span><text:span text:style-name="T17">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ﭤ</text:span><text:span text:style-name="T1"> </text:span><text:span text:style-name="T17">ﭥ</text:span><text:span text:style-name="T1"> </text:span><text:span text:style-name="T17">ﭦ</text:span></text:p>
      <text:p text:style-name="P10"><text:span text:style-name="T1"><text:s/>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/text:p>
      <text:p text:style-name="P10"><text:span text:style-name="T1"><text:s/>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ﭿ</text:span><text:span text:style-name="T1"> </text:span><text:span text:style-name="T17">ﮀ</text:span><text:span text:style-name="T1"> </text:span><text:span text:style-name="T17">ﮁ</text:span></text:p>
      <text:p text:style-name="P10"><text:span text:style-name="T1"><text:s/>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/text:p>
      <text:p text:style-name="P10"><text:span text:style-name="T1"><text:s/></text:span><text:span text:style-name="T17">ﮌ</text:span><text:span text:style-name="T1"> </text:span><text:span text:style-name="T17">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/text:p>
      <text:p text:style-name="P10"><text:span text:style-name="T1"><text:s/>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/text:p>
      <text:p text:style-name="P10"><text:span text:style-name="T1"><text:s/>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/text:p>
      <text:p text:style-name="P10"><text:span text:style-name="T1"><text:s/>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/text:p>
      <text:p text:style-name="P10"><text:span text:style-name="T1"><text:s/>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/text:p>
      <text:p text:style-name="P10"><text:span text:style-name="T1"><text:s/>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ﯢﯣﯤﯥﯦﯧﯨ</text:span><text:span text:style-name="T1"> </text:span><text:span text:style-name="T17">ﯩ</text:span></text:p>
      <text:p text:style-name="P10"><text:span text:style-name="T1"><text:s/>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ﯵ</text:span></text:p>
      <text:p text:style-name="P10"><text:span text:style-name="T17">ﯶﯷﯸ</text:span><text:span text:style-name="T1"> </text:span><text:span text:style-name="T17">ﯹ</text:span><text:span text:style-name="T1"> </text:span><text:span text:style-name="T17">ﯺ</text:span><text:span text:style-name="T1"> </text:span><text:span text:style-name="T17">ﯻ</text:span><text:span text:style-name="T1"> </text:span><text:span text:style-name="T17">ﯼ</text:span><text:span text:style-name="T1"> </text:span><text:span text:style-name="T17">ﯽ</text:span><text:span text:style-name="T1"> </text:span><text:span text:style-name="T17">ﯾ</text:span><text:span text:style-name="T1"> </text:span><text:span text:style-name="T17">ﯿ</text:span><text:span text:style-name="T1"> </text:span><text:span text:style-name="T17">ﰀ</text:span><text:span text:style-name="T1"> </text:span><text:span text:style-name="T17">ﰁ</text:span></text:p>
      <text:p text:style-name="P10"><text:span text:style-name="T1"><text:s/></text:span><text:span text:style-name="T17">ﰂ</text:span><text:span text:style-name="T1"> </text:span><text:span text:style-name="T17">ﰃ</text:span><text:span text:style-name="T1"> </text:span><text:span text:style-name="T17">ﰄ</text:span><text:span text:style-name="T1"> </text:span><text:span text:style-name="T17">ﰅ</text:span><text:span text:style-name="T1"> </text:span><text:span text:style-name="T17">ﰆ</text:span><text:span text:style-name="T1"> </text:span><text:span text:style-name="T17">ﰇ</text:span><text:span text:style-name="T1"> </text:span><text:span text:style-name="T17">ﰈ</text:span><text:span text:style-name="T1"> </text:span><text:span text:style-name="T17">ﰉ</text:span><text:span text:style-name="T1"> </text:span><text:span text:style-name="T17">ﰊ</text:span></text:p>
      <text:p text:style-name="P10"><text:span text:style-name="T17">ﰋ</text:span><text:span text:style-name="T1"> </text:span><text:span text:style-name="T17">ﰌﰍ</text:span><text:span text:style-name="T1"> </text:span><text:span text:style-name="T17">ﰎ</text:span><text:span text:style-name="T1"> </text:span><text:span text:style-name="T17">ﰏ</text:span><text:span text:style-name="T1"> </text:span><text:span text:style-name="T17">ﰐ</text:span><text:span text:style-name="T1"> </text:span><text:span text:style-name="T17">ﰑ</text:span><text:span text:style-name="T1"> </text:span><text:span text:style-name="T17">ﰒ</text:span><text:span text:style-name="T1"> </text:span><text:span text:style-name="T17">ﰓ</text:span><text:span text:style-name="T1"> </text:span><text:span text:style-name="T17">ﰔ</text:span><text:span text:style-name="T1"> </text:span><text:span text:style-name="T17">ﰕ</text:span><text:span text:style-name="T1"> </text:span><text:span text:style-name="T17">ﰖ</text:span><text:span text:style-name="T1"> </text:span><text:span text:style-name="T17">ﰗ</text:span></text:p>
      <text:p text:style-name="P30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</text:span></text:p>
      <text:p text:style-name="P11"><text:span text:style-name="T1"><text:s/></text:span><text:span text:style-name="T18">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/text:p>
      <text:p text:style-name="P11"><text:span text:style-name="T1"><text:s/>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/text:p>
      <text:p text:style-name="P11"><text:span text:style-name="T18">ﭳﭴﭵﭶ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</text:span><text:span text:style-name="T1"> </text:span><text:span text:style-name="T18">ﭾ</text:span><text:span text:style-name="T1"> </text:span><text:span text:style-name="T18">ﭿ</text:span></text:p>
      <text:p text:style-name="P11"><text:span text:style-name="T18">ﮀ</text:span><text:span text:style-name="T1"> </text:span><text:span text:style-name="T18">ﮁ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/text:p>
      <text:p text:style-name="P11"><text:span text:style-name="T1"><text:s/>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/text:p>
      <text:p text:style-name="P11"><text:span text:style-name="T1"><text:s/></text:span><text:span text:style-name="T18">ﮕ</text:span><text:span text:style-name="T1"> </text:span><text:span text:style-name="T18">ﮖ</text:span><text:span text:style-name="T1"> </text:span><text:span text:style-name="T18">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/text:p>
      <text:p text:style-name="P11"><text:span text:style-name="T18">ﮞﮟﮠ</text:span><text:span text:style-name="T1"> </text:span><text:span text:style-name="T18">ﮡﮢﮣﮤﮥ</text:span><text:span text:style-name="T1"> </text:span><text:span text:style-name="T18">ﮦ</text:span><text:span text:style-name="T1"> </text:span><text:span text:style-name="T18">ﮧ</text:span></text:p>
      <text:p text:style-name="P11"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ﮰ</text:span><text:span text:style-name="T1"> </text:span><text:span text:style-name="T18">ﮱ</text:span><text:span text:style-name="T1"> </text:span><text:span text:style-name="T18">ﯓ</text:span></text:p>
      <text:p text:style-name="P11"><text:span text:style-name="T1"><text:s/>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/text:p>
      <text:p text:style-name="P11"><text:span text:style-name="T1"><text:s/>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/text:p>
      <text:p text:style-name="P11"><text:span text:style-name="T1"><text:s/>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text:span text:style-name="T1"> </text:span><text:span text:style-name="T18">ﯲﯳ</text:span><text:span text:style-name="T1"> </text:span><text:span text:style-name="T18">ﯴ</text:span></text:p>
      <text:p text:style-name="P11"><text:span text:style-name="T1"><text:s/></text:span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/text:p>
      <text:p text:style-name="P11"><text:span text:style-name="T1"><text:s/>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</text:span><text:span text:style-name="T1"> </text:span><text:span text:style-name="T18">ﰆ</text:span><text:span text:style-name="T1"> </text:span><text:span text:style-name="T18">ﰇ</text:span><text:span text:style-name="T1"> </text:span><text:span text:style-name="T18">ﰈ</text:span><text:span text:style-name="T1"> </text:span><text:span text:style-name="T18">ﰉ</text:span><text:span text:style-name="T1"> </text:span><text:span text:style-name="T18">ﰊﰋ</text:span><text:span text:style-name="T1"> </text:span><text:span text:style-name="T18">ﰌ</text:span></text:p>
      <text:p text:style-name="P11"><text:span text:style-name="T1"><text:s/></text:span><text:span text:style-name="T18">ﰍ</text:span><text:span text:style-name="T1"> </text:span><text:span text:style-name="T18">ﰎ</text:span><text:span text:style-name="T1"> </text:span><text:span text:style-name="T18">ﰏ</text:span><text:span text:style-name="T1"> </text:span><text:span text:style-name="T18">ﰐ</text:span><text:span text:style-name="T1"> </text:span><text:span text:style-name="T18">ﰑ</text:span><text:span text:style-name="T1"> </text:span><text:span text:style-name="T18">ﰒ</text:span><text:span text:style-name="T1"> </text:span><text:span text:style-name="T18">ﰓ</text:span><text:span text:style-name="T1"> </text:span><text:span text:style-name="T18">ﰔ</text:span><text:span text:style-name="T1"> </text:span><text:span text:style-name="T18">ﰕ</text:span><text:span text:style-name="T1"> </text:span><text:span text:style-name="T18">ﰖ</text:span><text:span text:style-name="T1"> </text:span><text:span text:style-name="T18">ﰗ</text:span></text:p>
      <text:p text:style-name="P31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/text:p>
      <text:p text:style-name="P12"><text:span text:style-name="T1"><text:s/></text:span><text:span text:style-name="T19">ﭘ</text:span><text:span text:style-name="T1"> </text:span><text:span text:style-name="T19">ﭙ</text:span><text:span text:style-name="T1"> </text:span><text:span text:style-name="T19">ﭚ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/text:p>
      <text:p text:style-name="P12"><text:span text:style-name="T1"><text:s/>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/text:p>
      <text:p text:style-name="P12"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/text:p>
      <text:p text:style-name="P12"><text:span text:style-name="T19">ﭵ</text:span><text:span text:style-name="T1"> </text:span><text:span text:style-name="T19">ﭶ</text:span><text:span text:style-name="T1"> </text:span><text:span text:style-name="T19">ﭷ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/text:p>
      <text:p text:style-name="P12"><text:span text:style-name="T1"><text:s/></text:span><text:span text:style-name="T19">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ﮍ</text:span><text:span text:style-name="T1"> </text:span><text:span text:style-name="T19">ﮎ</text:span><text:span text:style-name="T1"> </text:span><text:span text:style-name="T19">ﮏ</text:span></text:p>
      <text:p text:style-name="P12"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/text:p>
      <text:p text:style-name="P12"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ﮣ</text:span><text:span text:style-name="T1"> </text:span><text:span text:style-name="T19">ﮤ</text:span><text:span text:style-name="T1"> </text:span><text:span text:style-name="T19">ﮥ</text:span></text:p>
      <text:p text:style-name="P12"><text:span text:style-name="T1"><text:s/>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/text:p>
      <text:p text:style-name="P12"><text:span text:style-name="T1"><text:s/>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/text:p>
      <text:p text:style-name="P12"><text:span text:style-name="T1"><text:s/></text:span><text:span text:style-name="T19">ﯚ</text:span><text:span text:style-name="T1"> </text:span><text:span text:style-name="T19">ﯛ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/text:p>
      <text:p text:style-name="P12"><text:span text:style-name="T1"><text:s/>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ﯮ</text:span></text:p>
      <text:p text:style-name="P12"><text:span text:style-name="T1"><text:s/>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/text:p>
      <text:p text:style-name="P12"><text:span text:style-name="T1"><text:s/>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</text:span><text:span text:style-name="T1"> </text:span><text:span text:style-name="T19">ﰆ</text:span></text:p>
      <text:p text:style-name="P12"><text:span text:style-name="T1"><text:s/></text:span><text:span text:style-name="T19">ﰇ</text:span><text:span text:style-name="T1"> </text:span><text:span text:style-name="T19">ﰈ</text:span><text:span text:style-name="T1"> </text:span><text:span text:style-name="T19">ﰉ</text:span><text:span text:style-name="T1"> </text:span><text:span text:style-name="T19">ﰊ</text:span><text:span text:style-name="T1"> </text:span><text:span text:style-name="T19">ﰋﰌ</text:span><text:span text:style-name="T1"> </text:span><text:span text:style-name="T19">ﰍ</text:span><text:span text:style-name="T1"> </text:span><text:span text:style-name="T19">ﰎ</text:span><text:span text:style-name="T1"> </text:span><text:span text:style-name="T19">ﰏ</text:span><text:span text:style-name="T1"> </text:span><text:span text:style-name="T19">ﰐ</text:span></text:p>
      <text:p text:style-name="P48"><text:span text:style-name="T20">ﭑ</text:span><text:span text:style-name="T5"> </text:span><text:span text:style-name="T20">ﭒ</text:span><text:span text:style-name="T5"> </text:span><text:span text:style-name="T20">ﭓ</text:span><text:span text:style-name="T5"> </text:span><text:span text:style-name="T20">ﭔ</text:span><text:span text:style-name="T5"> </text:span><text:span text:style-name="T20">ﭕ</text:span><text:span text:style-name="T5"> </text:span><text:span text:style-name="T20">ﭖﭗ</text:span><text:span text:style-name="T5"> </text:span><text:span text:style-name="T20">ﭘ</text:span><text:span text:style-name="T5"> </text:span><text:span text:style-name="T20">ﭙ</text:span><text:span text:style-name="T5"> </text:span><text:span text:style-name="T20">ﭚ</text:span><text:span text:style-name="T5"> </text:span><text:span text:style-name="T20">ﭛ</text:span><text:span text:style-name="T5"> </text:span><text:span text:style-name="T20">ﭜ</text:span></text:p>
      <text:p text:style-name="P26"><text:span text:style-name="T5"><text:s/></text:span><text:span text:style-name="T20">ﭝ</text:span><text:span text:style-name="T5"> </text:span><text:span text:style-name="T20">ﭞ</text:span><text:span text:style-name="T5"> </text:span><text:span text:style-name="T20">ﭟ</text:span><text:span text:style-name="T5"> </text:span><text:span text:style-name="T20">ﭠ</text:span><text:span text:style-name="T5"> </text:span><text:span text:style-name="T20">ﭡ</text:span><text:span text:style-name="T5"> </text:span><text:span text:style-name="T20">ﭢ</text:span><text:span text:style-name="T5"> </text:span><text:span text:style-name="T20">ﭣ</text:span><text:span text:style-name="T5"> </text:span><text:span text:style-name="T20">ﭤ</text:span><text:span text:style-name="T5"> </text:span><text:span text:style-name="T20">ﭥ</text:span><text:span text:style-name="T5"> </text:span><text:span text:style-name="T20">ﭦ</text:span><text:span text:style-name="T5"> </text:span><text:span text:style-name="T20">ﭧﭨ</text:span></text:p>
      <text:p text:style-name="P26"><text:span text:style-name="T5"><text:s/></text:span><text:span text:style-name="T20">ﭩ</text:span><text:span text:style-name="T5"> </text:span><text:span text:style-name="T20">ﭪ</text:span><text:span text:style-name="T5"> </text:span><text:span text:style-name="T20">ﭫ</text:span><text:span text:style-name="T5"> </text:span><text:span text:style-name="T20">ﭬ</text:span><text:span text:style-name="T5"> </text:span><text:span text:style-name="T20">ﭭ</text:span><text:span text:style-name="T5"> </text:span><text:span text:style-name="T20">ﭮ</text:span><text:span text:style-name="T5"> </text:span><text:span text:style-name="T20">ﭯ</text:span><text:span text:style-name="T5"> </text:span><text:span text:style-name="T20">ﭰ</text:span><text:span text:style-name="T5"> </text:span><text:span text:style-name="T20">ﭱ</text:span><text:span text:style-name="T5"> </text:span><text:span text:style-name="T20">ﭲ</text:span></text:p>
      <text:p text:style-name="P26"><text:span text:style-name="T20">ﭳ</text:span><text:span text:style-name="T5"> </text:span><text:span text:style-name="T20">ﭴ</text:span><text:span text:style-name="T5"> </text:span><text:span text:style-name="T20">ﭵ</text:span><text:span text:style-name="T5"> </text:span><text:span text:style-name="T20">ﭶ</text:span><text:span text:style-name="T5"> </text:span><text:span text:style-name="T20">ﭷ</text:span><text:span text:style-name="T5"> </text:span><text:span text:style-name="T20">ﭸﭹ</text:span><text:span text:style-name="T5"> </text:span><text:span text:style-name="T20">ﭺ</text:span><text:span text:style-name="T5"> </text:span><text:span text:style-name="T20">ﭻ</text:span><text:span text:style-name="T5"> </text:span><text:span text:style-name="T20">ﭼ</text:span><text:span text:style-name="T5"> </text:span><text:span text:style-name="T20">ﭽ</text:span><text:span text:style-name="T5"> </text:span><text:span text:style-name="T20">ﭾ</text:span><text:span text:style-name="T5"> </text:span><text:span text:style-name="T20">ﭿ</text:span></text:p>
      <text:p text:style-name="P47">ﮌﯘ</text:p>
      <text:p text:style-name="P47">ﭤﭥﭦ</text:p>
      <text:p text:style-name="P5"><text:span text:style-name="T38">ﮀ</text:span><text:span text:style-name="T6"> </text:span><text:span text:style-name="T38">ﮁ</text:span><text:span text:style-name="T6"> </text:span><text:span text:style-name="T38">ﮂ</text:span><text:span text:style-name="T6"> </text:span><text:span text:style-name="T38">ﮃ</text:span><text:span text:style-name="T6"> </text:span><text:span text:style-name="T38">ﮄ</text:span><text:span text:style-name="T6"> </text:span><text:span text:style-name="T38">ﮅ</text:span><text:span text:style-name="T6"> </text:span><text:span text:style-name="T38">ﮆ</text:span><text:span text:style-name="T6"> </text:span><text:span text:style-name="T38">ﮇ</text:span><text:span text:style-name="T6"> </text:span><text:span text:style-name="T38">ﮈ</text:span></text:p>
      <text:p text:style-name="P5"><text:span text:style-name="T6"><text:s/></text:span><text:span text:style-name="T38">ﮉ</text:span><text:span text:style-name="T6"> </text:span><text:span text:style-name="T38">ﮊ</text:span><text:span text:style-name="T6"> </text:span><text:span text:style-name="T38">ﮋ</text:span><text:span text:style-name="T6"> </text:span><text:span text:style-name="T38">ﮌ</text:span><text:span text:style-name="T6"> </text:span><text:span text:style-name="T38">ﮍ</text:span><text:span text:style-name="T6"> </text:span><text:span text:style-name="T38">ﮎ</text:span><text:span text:style-name="T6"> </text:span><text:span text:style-name="T38">ﮏ</text:span><text:span text:style-name="T6"> </text:span><text:span text:style-name="T38">ﮐ</text:span></text:p>
      <text:p text:style-name="P5"><text:span text:style-name="T6"><text:s/></text:span><text:span text:style-name="T38">ﮑ</text:span><text:span text:style-name="T6"> </text:span><text:span text:style-name="T38">ﮒ</text:span><text:span text:style-name="T6"> </text:span><text:span text:style-name="T38">ﮓ</text:span><text:span text:style-name="T6"> </text:span><text:span text:style-name="T38">ﮔ</text:span><text:span text:style-name="T6"> </text:span><text:span text:style-name="T38">ﮕ</text:span><text:span text:style-name="T6"> </text:span><text:span text:style-name="T38">ﮖ</text:span><text:span text:style-name="T6"> </text:span><text:span text:style-name="T38">ﮗ</text:span></text:p>
      <text:p text:style-name="P5"><text:span text:style-name="T38">ﮘ</text:span><text:span text:style-name="T6"> </text:span><text:span text:style-name="T38">ﮙ</text:span><text:span text:style-name="T6"> </text:span><text:span text:style-name="T38">ﮚ</text:span><text:span text:style-name="T6"> </text:span><text:span text:style-name="T38">ﮛ</text:span><text:span text:style-name="T6"> </text:span><text:span text:style-name="T38">ﮜ</text:span><text:span text:style-name="T6"> </text:span><text:span text:style-name="T38">ﮝ</text:span><text:span text:style-name="T6"> </text:span><text:span text:style-name="T38">ﮞ</text:span><text:span text:style-name="T6"> </text:span><text:span text:style-name="T38">ﮟ</text:span><text:span text:style-name="T6"> </text:span><text:span text:style-name="T38">ﮠ</text:span><text:span text:style-name="T6"> </text:span><text:span text:style-name="T38">ﮡ</text:span></text:p>
      <text:p text:style-name="P5"><text:span text:style-name="T6"><text:s/></text:span><text:span text:style-name="T38">ﮢ</text:span><text:span text:style-name="T6"> </text:span><text:span text:style-name="T38">ﮣ</text:span><text:span text:style-name="T6"> </text:span><text:span text:style-name="T38">ﮤ</text:span><text:span text:style-name="T6"> </text:span><text:span text:style-name="T38">ﮥ</text:span><text:span text:style-name="T6"> </text:span><text:span text:style-name="T38">ﮦ</text:span><text:span text:style-name="T6"> </text:span><text:span text:style-name="T38">ﮧ</text:span><text:span text:style-name="T6"> </text:span><text:span text:style-name="T38">ﮨ</text:span><text:span text:style-name="T6"> </text:span><text:span text:style-name="T38">ﮩ</text:span><text:span text:style-name="T6"> </text:span><text:span text:style-name="T38">ﮪ</text:span><text:span text:style-name="T6"> </text:span><text:span text:style-name="T38">ﮫ</text:span></text:p>
      <text:p text:style-name="P5"><text:span text:style-name="T6"><text:s/></text:span><text:span text:style-name="T38">ﮬ</text:span><text:span text:style-name="T6"> </text:span><text:span text:style-name="T38">ﮭ</text:span><text:span text:style-name="T6"> </text:span><text:span text:style-name="T38">ﮮ</text:span><text:span text:style-name="T6"> </text:span><text:span text:style-name="T38">ﮯ</text:span><text:span text:style-name="T6"> </text:span><text:span text:style-name="T38">ﮰ</text:span><text:span text:style-name="T6"> </text:span><text:span text:style-name="T38">ﮱ</text:span><text:span text:style-name="T6"> </text:span><text:span text:style-name="T38">ﯓ</text:span><text:span text:style-name="T6"> </text:span><text:span text:style-name="T38">ﯔ</text:span></text:p>
      <text:p text:style-name="P5"><text:span text:style-name="T6"><text:s/></text:span><text:span text:style-name="T38">ﯕ</text:span><text:span text:style-name="T6"> </text:span><text:span text:style-name="T38">ﯖ</text:span><text:span text:style-name="T6"> </text:span><text:span text:style-name="T38">ﯗ</text:span><text:span text:style-name="T6"> </text:span><text:span text:style-name="T38">ﯘ</text:span><text:span text:style-name="T6"> </text:span><text:span text:style-name="T38">ﯙ</text:span><text:span text:style-name="T6"> </text:span><text:span text:style-name="T38">ﯚ</text:span><text:span text:style-name="T6"> </text:span><text:span text:style-name="T38">ﯛ</text:span><text:span text:style-name="T6"> </text:span><text:span text:style-name="T38">ﯜ</text:span></text:p>
      <text:p text:style-name="P5"><text:span text:style-name="T6"><text:s/></text:span><text:span text:style-name="T38">ﯝ</text:span><text:span text:style-name="T6"> </text:span><text:span text:style-name="T38">ﯞ</text:span><text:span text:style-name="T6"> </text:span><text:span text:style-name="T38">ﯟ</text:span><text:span text:style-name="T6"> </text:span><text:span text:style-name="T38">ﯠ</text:span><text:span text:style-name="T6"> </text:span><text:span text:style-name="T38">ﯡ</text:span><text:span text:style-name="T6"> </text:span><text:span text:style-name="T38">ﯢ</text:span><text:span text:style-name="T6"> </text:span><text:span text:style-name="T38">ﯣ</text:span><text:span text:style-name="T6"> </text:span><text:span text:style-name="T38">ﯤ</text:span></text:p>
      <text:p text:style-name="P5"><text:span text:style-name="T6"><text:s/></text:span><text:span text:style-name="T38">ﯥ</text:span><text:span text:style-name="T6"> </text:span><text:span text:style-name="T38">ﯦ</text:span><text:span text:style-name="T6"> </text:span><text:span text:style-name="T38">ﯧ</text:span><text:span text:style-name="T6"> </text:span><text:span text:style-name="T38">ﯨ</text:span><text:span text:style-name="T6"> </text:span><text:span text:style-name="T38">ﯩ</text:span><text:span text:style-name="T6"> </text:span><text:span text:style-name="T38">ﯪ</text:span><text:span text:style-name="T6"> </text:span><text:span text:style-name="T38">ﯫ</text:span><text:span text:style-name="T6"> </text:span><text:span text:style-name="T38">ﯬ</text:span></text:p>
      <text:p text:style-name="P32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ﭛ</text:span></text:p>
      <text:p text:style-name="P13"><text:span text:style-name="T1"><text:s/>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/text:p>
      <text:p text:style-name="P13"><text:span text:style-name="T1"><text:s/>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/text:p>
      <text:p text:style-name="P13"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/text:p>
      <text:p text:style-name="P13"><text:span text:style-name="T1"><text:s/>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/text:p>
      <text:p text:style-name="P13"><text:span text:style-name="T1"><text:s/>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ﮊ</text:span><text:span text:style-name="T1"> </text:span><text:span text:style-name="T21">ﮋ</text:span><text:span text:style-name="T1"> </text:span><text:span text:style-name="T21">ﮌ</text:span></text:p>
      <text:p text:style-name="P13"><text:span text:style-name="T1"><text:s/>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/text:p>
      <text:p text:style-name="P13"><text:span text:style-name="T1"><text:s/>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/text:p>
      <text:p text:style-name="P13"><text:span text:style-name="T1"><text:s/>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/text:p>
      <text:p text:style-name="P13"><text:span text:style-name="T1"><text:s/>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/text:p>
      <text:p text:style-name="P13"><text:span text:style-name="T1"><text:s/>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ﯗ</text:span><text:span text:style-name="T1"> </text:span><text:span text:style-name="T21">ﯘ</text:span><text:span text:style-name="T1"> </text:span><text:span text:style-name="T21">ﯙﯚ</text:span><text:span text:style-name="T1"> </text:span><text:span text:style-name="T21">ﯛ</text:span></text:p>
      <text:p text:style-name="P13"><text:span text:style-name="T1"><text:s/>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ﯥ</text:span></text:p>
      <text:p text:style-name="P13"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/text:p>
      <text:p text:style-name="P13"><text:span text:style-name="T1"><text:s/>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/text:p>
      <text:p text:style-name="P13"><text:span text:style-name="T1"><text:s/></text:span><text:span text:style-name="T21">ﯽ</text:span><text:span text:style-name="T1"> </text:span><text:span text:style-name="T21">ﯾ</text:span><text:span text:style-name="T1"> </text:span><text:span text:style-name="T21">ﯿ</text:span><text:span text:style-name="T1"> </text:span><text:span text:style-name="T21">ﰀ</text:span><text:span text:style-name="T1"> </text:span><text:span text:style-name="T21">ﰁ</text:span><text:span text:style-name="T1"> </text:span><text:span text:style-name="T21">ﰂ</text:span><text:span text:style-name="T1"> </text:span><text:span text:style-name="T21">ﰃ</text:span><text:span text:style-name="T1"> </text:span><text:span text:style-name="T21">ﰄ</text:span><text:span text:style-name="T1"> </text:span><text:span text:style-name="T21">ﰅ</text:span></text:p>
      <text:p text:style-name="P33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</text:span><text:span text:style-name="T1"> </text:span><text:span text:style-name="T22">ﭜ</text:span></text:p>
      <text:p text:style-name="P14"><text:span text:style-name="T1"><text:s/>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/text:p>
      <text:p text:style-name="P14"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ﭰ</text:span></text:p>
      <text:p text:style-name="P14"><text:span text:style-name="T1"><text:s/>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ﭺ</text:span><text:span text:style-name="T1"> </text:span><text:span text:style-name="T22">ﭻ</text:span></text:p>
      <text:p text:style-name="P14"><text:span text:style-name="T1"><text:s/>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/text:p>
      <text:p text:style-name="P14"><text:span text:style-name="T1"><text:s/>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/text:p>
      <text:p text:style-name="P14"><text:span text:style-name="T1"><text:s/>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/text:p>
      <text:p text:style-name="P14"><text:span text:style-name="T1"><text:s/>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/text:p>
      <text:p text:style-name="P14"><text:span text:style-name="T1"><text:s/>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/text:p>
      <text:p text:style-name="P14"><text:span text:style-name="T1"><text:s/>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/text:p>
      <text:p text:style-name="P14"><text:span text:style-name="T1"><text:s/></text:span><text:span text:style-name="T22">ﯚ</text:span><text:span text:style-name="T1"> </text:span><text:span text:style-name="T22">ﯛ</text:span><text:span text:style-name="T1"> </text:span><text:span text:style-name="T22">ﯜ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/text:p>
      <text:p text:style-name="P14"><text:span text:style-name="T1"><text:s/></text:span><text:span text:style-name="T22">ﯤ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</text:span></text:p>
      <text:p text:style-name="P14"><text:span text:style-name="T1"><text:s/></text:span><text:span text:style-name="T22">ﯭ</text:span><text:span text:style-name="T1"> </text:span><text:span text:style-name="T22">ﯮ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</text:span></text:p>
      <text:p text:style-name="P14"><text:span text:style-name="T22">ﯷ</text:span><text:span text:style-name="T1"> </text:span><text:span text:style-name="T22">ﯸ</text:span><text:span text:style-name="T1"> </text:span><text:span text:style-name="T22">ﯹ</text:span><text:span text:style-name="T1"> </text:span><text:span text:style-name="T22">ﯺ</text:span><text:span text:style-name="T1"> </text:span><text:span text:style-name="T22">ﯻ</text:span><text:span text:style-name="T1"> </text:span><text:span text:style-name="T22">ﯼ</text:span><text:span text:style-name="T1"> </text:span><text:span text:style-name="T22">ﯽ</text:span><text:span text:style-name="T1"> </text:span><text:span text:style-name="T22">ﯾ</text:span><text:span text:style-name="T1"> </text:span><text:span text:style-name="T22">ﯿ</text:span></text:p>
      <text:p text:style-name="P14"><text:span text:style-name="T1"><text:s/></text:span><text:span text:style-name="T22">ﰀ</text:span><text:span text:style-name="T1"> </text:span><text:span text:style-name="T22">ﰁ</text:span><text:span text:style-name="T1"> </text:span><text:span text:style-name="T22">ﰂ</text:span><text:span text:style-name="T1"> </text:span><text:span text:style-name="T22">ﰃ</text:span><text:span text:style-name="T1"> </text:span><text:span text:style-name="T22">ﰄ</text:span><text:span text:style-name="T1"> </text:span><text:span text:style-name="T22">ﰅ</text:span><text:span text:style-name="T1"> </text:span><text:span text:style-name="T22">ﰆ</text:span><text:span text:style-name="T1"> </text:span><text:span text:style-name="T22">ﰇ</text:span></text:p>
      <text:p text:style-name="P34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ﭘ</text:span><text:span text:style-name="T1"> </text:span><text:span text:style-name="T23">ﭙ</text:span></text:p>
      <text:p text:style-name="P15"><text:span text:style-name="T1"><text:s/>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/text:p>
      <text:p text:style-name="P15"><text:span text:style-name="T1"><text:s/>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/text:p>
      <text:p text:style-name="P15"><text:span text:style-name="T1"><text:s/>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/text:p>
      <text:p text:style-name="P15"><text:span text:style-name="T1"><text:s/>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/text:p>
      <text:p text:style-name="P15"><text:span text:style-name="T1"><text:s/>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/text:p>
      <text:p text:style-name="P15"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/text:p>
      <text:p text:style-name="P15"><text:span text:style-name="T1"><text:s/>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/text:p>
      <text:p text:style-name="P15"><text:span text:style-name="T1"><text:s/>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/text:p>
      <text:p text:style-name="P15"><text:span text:style-name="T1"><text:s/>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/text:p>
      <text:p text:style-name="P15"><text:span text:style-name="T1"><text:s/></text:span><text:span text:style-name="T23">ﮮ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ﯚ</text:span></text:p>
      <text:p text:style-name="P15"><text:span text:style-name="T1"><text:s/></text:span><text:span text:style-name="T23">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/text:p>
      <text:p text:style-name="P15"><text:span text:style-name="T1"><text:s/>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/text:p>
      <text:p text:style-name="P15"><text:span text:style-name="T1"><text:s/>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</text:span><text:span text:style-name="T1"> </text:span><text:span text:style-name="T23">ﯴ</text:span><text:span text:style-name="T1"> </text:span><text:span text:style-name="T23">ﯵ</text:span><text:span text:style-name="T1"> </text:span><text:span text:style-name="T23">ﯶ</text:span></text:p>
      <text:p text:style-name="P15"><text:span text:style-name="T1"><text:s/></text:span><text:span text:style-name="T23">ﯷ</text:span><text:span text:style-name="T1"> </text:span><text:span text:style-name="T23">ﯸ</text:span><text:span text:style-name="T1"> </text:span><text:span text:style-name="T23">ﯹ</text:span><text:span text:style-name="T1"> </text:span><text:span text:style-name="T23">ﯺ</text:span><text:span text:style-name="T1"> </text:span><text:span text:style-name="T23">ﯻ</text:span><text:span text:style-name="T1"> </text:span><text:span text:style-name="T23">ﯼ</text:span><text:span text:style-name="T1"> </text:span><text:span text:style-name="T23">ﯽ</text:span><text:span text:style-name="T1"> </text:span><text:span text:style-name="T23">ﯾ</text:span><text:span text:style-name="T1"> </text:span><text:span text:style-name="T23">ﯿ</text:span><text:span text:style-name="T1"> </text:span><text:span text:style-name="T23">ﰀ</text:span></text:p>
      <text:p text:style-name="P35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ﭚ</text:span><text:span text:style-name="T1"> </text:span><text:span text:style-name="T24">ﭛ</text:span></text:p>
      <text:p text:style-name="P16"><text:span text:style-name="T1"><text:s/></text:span><text:span text:style-name="T24">ﭜ</text:span><text:span text:style-name="T1"> </text:span><text:span text:style-name="T24">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</text:span></text:p>
      <text:p text:style-name="P16"><text:span text:style-name="T1"><text:s/></text:span><text:span text:style-name="T24">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/text:p>
      <text:p text:style-name="P16"><text:span text:style-name="T1"><text:s/>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/text:p>
      <text:p text:style-name="P16"><text:span text:style-name="T1"><text:s/>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/text:p>
      <text:p text:style-name="P16"><text:span text:style-name="T1"><text:s/></text:span><text:span text:style-name="T24">ﮂ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text:span text:style-name="T1"> </text:span><text:span text:style-name="T24">ﮍ</text:span><text:span text:style-name="T1"> </text:span><text:span text:style-name="T24">ﮎ</text:span></text:p>
      <text:p text:style-name="P16"><text:span text:style-name="T1"><text:s/>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text:span text:style-name="T1"> </text:span><text:span text:style-name="T24">ﮘ</text:span><text:span text:style-name="T1"> </text:span><text:span text:style-name="T24">ﮙ</text:span><text:span text:style-name="T1"> </text:span><text:span text:style-name="T24">ﮚ</text:span></text:p>
      <text:p text:style-name="P16"><text:span text:style-name="T1"><text:s/>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</text:span></text:p>
      <text:p text:style-name="P16"><text:span text:style-name="T1"><text:s/></text:span><text:span text:style-name="T24">ﮡ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</text:span><text:span text:style-name="T1"> </text:span><text:span text:style-name="T24">ﮧ</text:span><text:span text:style-name="T1"> </text:span><text:span text:style-name="T24">ﮨ</text:span><text:span text:style-name="T1"> </text:span><text:span text:style-name="T24">ﮩ</text:span></text:p>
      <text:p text:style-name="P16"><text:span text:style-name="T1"><text:s/></text:span><text:span text:style-name="T24">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</text:span><text:span text:style-name="T1"> </text:span><text:span text:style-name="T24">ﮯ</text:span></text:p>
      <text:p text:style-name="P16"><text:span text:style-name="T1"><text:s/>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/text:p>
      <text:p text:style-name="P16"><text:span text:style-name="T24">ﯛ</text:span><text:span text:style-name="T1"> </text:span><text:span text:style-name="T24">ﯜ</text:span><text:span text:style-name="T1"> 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</text:span></text:p>
      <text:p text:style-name="P16"><text:span text:style-name="T1"><text:s/></text:span><text:span text:style-name="T24">ﯤ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ﯫﯬﯭﯮﯯﯰﯱ</text:span><text:span text:style-name="T1"> </text:span><text:span text:style-name="T24">ﯲ</text:span></text:p>
      <text:p text:style-name="P16"><text:span text:style-name="T1"><text:s/></text:span><text:span text:style-name="T24">ﯳ</text:span><text:span text:style-name="T1"> </text:span><text:span text:style-name="T24">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</text:span><text:span text:style-name="T1"> </text:span><text:span text:style-name="T24">ﯸ</text:span><text:span text:style-name="T1"> </text:span><text:span text:style-name="T24">ﯹ</text:span><text:span text:style-name="T1"> </text:span><text:span text:style-name="T24">ﯺ</text:span><text:span text:style-name="T1"> </text:span><text:span text:style-name="T24">ﯻ</text:span></text:p>
      <text:p text:style-name="P16"><text:span text:style-name="T1"><text:s/></text:span><text:span text:style-name="T24">ﯼ</text:span><text:span text:style-name="T1"> </text:span><text:span text:style-name="T24">ﯽ</text:span><text:span text:style-name="T1"> </text:span><text:span text:style-name="T24">ﯾ</text:span><text:span text:style-name="T1"> </text:span><text:span text:style-name="T24">ﯿ</text:span><text:span text:style-name="T1"> </text:span><text:span text:style-name="T24">ﰀ</text:span><text:span text:style-name="T1"> </text:span><text:span text:style-name="T24">ﰁ</text:span><text:span text:style-name="T1"> </text:span><text:span text:style-name="T24">ﰂ</text:span><text:span text:style-name="T1"> </text:span><text:span text:style-name="T24">ﰃ</text:span><text:span text:style-name="T1"> </text:span><text:span text:style-name="T24">ﰄ</text:span></text:p>
      <text:p text:style-name="P36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ﭘ</text:span><text:span text:style-name="T1"> </text:span><text:span text:style-name="T25">ﭙ</text:span><text:span text:style-name="T1"> </text:span><text:span text:style-name="T25">ﭚ</text:span></text:p>
      <text:p text:style-name="P17"><text:span text:style-name="T1"><text:s/>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</text:span><text:span text:style-name="T1"> </text:span><text:span text:style-name="T25">ﭟ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</text:span></text:p>
      <text:p text:style-name="P17"><text:span text:style-name="T1"><text:s/></text:span><text:span text:style-name="T25">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</text:span><text:span text:style-name="T1"> </text:span><text:span text:style-name="T25">ﭫ</text:span><text:span text:style-name="T1"> </text:span><text:span text:style-name="T25">ﭬ</text:span><text:span text:style-name="T1"> </text:span><text:span text:style-name="T25">ﭭ</text:span></text:p>
      <text:p text:style-name="P17"><text:span text:style-name="T1"><text:s/>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text:span text:style-name="T1"> </text:span><text:span text:style-name="T25">ﭲ</text:span><text:span text:style-name="T1"> </text:span><text:span text:style-name="T25">ﭳ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</text:span></text:p>
      <text:p text:style-name="P17"><text:span text:style-name="T1"><text:s/></text:span><text:span text:style-name="T25">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</text:span><text:span text:style-name="T1"> </text:span><text:span text:style-name="T25">ﭾ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</text:span></text:p>
      <text:p text:style-name="P17"><text:span text:style-name="T1"><text:s/></text:span><text:span text:style-name="T25">ﮃ</text:span><text:span text:style-name="T1"> </text:span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/text:p>
      <text:p text:style-name="P17"><text:span text:style-name="T1"><text:s/>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</text:span><text:span text:style-name="T1"> </text:span><text:span text:style-name="T25">ﮒ</text:span><text:span text:style-name="T1"> </text:span><text:span text:style-name="T25">ﮓ</text:span><text:span text:style-name="T1"> </text:span><text:span text:style-name="T25">ﮔ</text:span><text:span text:style-name="T1"> </text:span><text:span text:style-name="T25">ﮕ</text:span></text:p>
      <text:p text:style-name="P17"><text:span text:style-name="T1"><text:s/></text:span><text:span text:style-name="T25">ﮖ</text:span><text:span text:style-name="T1"> </text:span><text:span text:style-name="T25">ﮗ</text:span><text:span text:style-name="T1"> </text:span><text:span text:style-name="T25">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/text:p>
      <text:p text:style-name="P17"><text:span text:style-name="T1"><text:s/></text:span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</text:span><text:span text:style-name="T1"> </text:span><text:span text:style-name="T25">ﮤ</text:span><text:span text:style-name="T1"> </text:span><text:span text:style-name="T25">ﮥ</text:span><text:span text:style-name="T1"> </text:span><text:span text:style-name="T25">ﮦ</text:span></text:p>
      <text:p text:style-name="P17"><text:span text:style-name="T1"><text:s/></text:span><text:span text:style-name="T25">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/text:p>
      <text:p text:style-name="P17"><text:span text:style-name="T1"><text:s/>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</text:span></text:p>
      <text:p text:style-name="P17"><text:span text:style-name="T1"><text:s/></text:span><text:span text:style-name="T25">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</text:span><text:span text:style-name="T1"> </text:span><text:span text:style-name="T25">ﯝ</text:span><text:span text:style-name="T1"> </text:span><text:span text:style-name="T25">ﯞ</text:span><text:span text:style-name="T1"> </text:span><text:span text:style-name="T25">ﯟﯠ</text:span></text:p>
      <text:p text:style-name="P17"><text:span text:style-name="T1"><text:s/></text:span><text:span text:style-name="T25">ﯡ</text:span><text:span text:style-name="T1"> </text:span><text:span text:style-name="T25">ﯢ</text:span><text:span text:style-name="T1"> </text:span><text:span text:style-name="T25">ﯣ</text:span><text:span text:style-name="T1"> </text:span><text:span text:style-name="T25">ﯤ</text:span><text:span text:style-name="T1"> </text:span><text:span text:style-name="T25">ﯥ</text:span><text:span text:style-name="T1"> </text:span><text:span text:style-name="T25">ﯦﯧ</text:span><text:span text:style-name="T1"> </text:span><text:span text:style-name="T25">ﯨ</text:span><text:span text:style-name="T1"> </text:span><text:span text:style-name="T25">ﯩ</text:span></text:p>
      <text:p text:style-name="P17"><text:span text:style-name="T1"><text:s/></text:span><text:span text:style-name="T25">ﯪ</text:span><text:span text:style-name="T1"> 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</text:span></text:p>
      <text:p text:style-name="P17"><text:span text:style-name="T1"><text:s/></text:span><text:span text:style-name="T25">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</text:span><text:span text:style-name="T1"> </text:span><text:span text:style-name="T25">ﯺ</text:span></text:p>
      <text:p text:style-name="P37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</text:span></text:p>
      <text:p text:style-name="P18"><text:span text:style-name="T1"><text:s/></text:span><text:span text:style-name="T26">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/text:p>
      <text:p text:style-name="P18"><text:span text:style-name="T1"><text:s/>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/text:p>
      <text:p text:style-name="P18"><text:span text:style-name="T1"><text:s/>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/text:p>
      <text:p text:style-name="P18"><text:span text:style-name="T1"><text:s/>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ﮅ</text:span><text:span text:style-name="T1"> </text:span><text:span text:style-name="T26">ﮆ</text:span></text:p>
      <text:p text:style-name="P18"><text:span text:style-name="T1"><text:s/>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/text:p>
      <text:p text:style-name="P18"><text:span text:style-name="T1"><text:s/>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/text:p>
      <text:p text:style-name="P18"><text:span text:style-name="T1"><text:s/></text:span><text:span text:style-name="T26">ﮚ</text:span><text:span text:style-name="T1"> 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/text:p>
      <text:p text:style-name="P18"><text:span text:style-name="T1"><text:s/>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/text:p>
      <text:p text:style-name="P18"><text:span text:style-name="T1"><text:s/></text:span><text:span text:style-name="T26">ﮭ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/text:p>
      <text:p text:style-name="P18"><text:span text:style-name="T1"><text:s/>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/text:p>
      <text:p text:style-name="P18"><text:span text:style-name="T1"><text:s/>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/text:p>
      <text:p text:style-name="P18"><text:span text:style-name="T1"><text:s/>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/text:p>
      <text:p text:style-name="P18"><text:span text:style-name="T1"><text:s/></text:span><text:span text:style-name="T26">ﯴ</text:span><text:span text:style-name="T1"> </text:span><text:span text:style-name="T26">ﯵﯶ</text:span><text:span text:style-name="T1"> </text:span><text:span text:style-name="T26">ﯷ</text:span><text:span text:style-name="T1"> </text:span><text:span text:style-name="T26">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</text:span><text:span text:style-name="T1"> </text:span><text:span text:style-name="T26">ﯽ</text:span><text:span text:style-name="T1"> </text:span><text:span text:style-name="T26">ﯾ</text:span></text:p>
      <text:p text:style-name="P18"><text:span text:style-name="T26">ﯿ</text:span><text:span text:style-name="T1"> </text:span><text:span text:style-name="T26">ﰀ</text:span><text:span text:style-name="T1"> </text:span><text:span text:style-name="T26">ﰁ</text:span><text:span text:style-name="T1"> </text:span><text:span text:style-name="T26">ﰂ</text:span><text:span text:style-name="T1"> </text:span><text:span text:style-name="T26">ﰃ</text:span><text:span text:style-name="T1"> </text:span><text:span text:style-name="T26">ﰄ</text:span><text:span text:style-name="T1"> </text:span><text:span text:style-name="T26">ﰅﰆ</text:span><text:span text:style-name="T1"> </text:span><text:span text:style-name="T26">ﰇ</text:span><text:span text:style-name="T1"> </text:span><text:span text:style-name="T26">ﰈ</text:span><text:span text:style-name="T1"> </text:span><text:span text:style-name="T26">ﰉ</text:span></text:p>
      <text:p text:style-name="P49"><text:span text:style-name="T28">ﮌ</text:span><text:span text:style-name="T29">ﯙ</text:span></text:p>
      <text:p text:style-name="P45">ﭤﭥﭦ</text:p>
      <text:p text:style-name="P19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</text:span><text:span text:style-name="T1"> </text:span><text:span text:style-name="T27">ﭘ</text:span><text:span text:style-name="T1"> </text:span><text:span text:style-name="T27">ﭙ</text:span><text:span text:style-name="T1"> </text:span><text:span text:style-name="T27">ﭚﭛ</text:span></text:p>
      <text:p text:style-name="P19"><text:span text:style-name="T27">ﭜ</text:span><text:span text:style-name="T1"> </text:span><text:span text:style-name="T27">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</text:span></text:p>
      <text:p text:style-name="P19"><text:span text:style-name="T1"><text:s/></text:span><text:span text:style-name="T27">ﭧ</text:span><text:span text:style-name="T1"> </text:span><text:span text:style-name="T27">ﭨ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ﭱ</text:span><text:span text:style-name="T1"> </text:span><text:span text:style-name="T27">ﭲ</text:span><text:span text:style-name="T1"> </text:span><text:span text:style-name="T27">ﭳ</text:span></text:p>
      <text:p text:style-name="P19"><text:span text:style-name="T1"><text:s/></text:span><text:span text:style-name="T27">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ﭼ</text:span></text:p>
      <text:p text:style-name="P19"><text:span text:style-name="T27">ﭽ</text:span><text:span text:style-name="T1"> </text:span><text:span text:style-name="T27">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</text:span><text:span text:style-name="T1"> </text:span><text:span text:style-name="T27">ﮆﮇ</text:span><text:span text:style-name="T1"> </text:span><text:span text:style-name="T27">ﮈ</text:span></text:p>
      <text:p text:style-name="P19"><text:span text:style-name="T1"><text:s/>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text:span text:style-name="T1"> </text:span><text:span text:style-name="T27">ﮍ</text:span><text:span text:style-name="T1"> </text:span><text:span text:style-name="T27">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/text:p>
      <text:p text:style-name="P19"><text:span text:style-name="T1"><text:s/>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text:span text:style-name="T1"> </text:span><text:span text:style-name="T27">ﮗ</text:span><text:span text:style-name="T1"> </text:span><text:span text:style-name="T27">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ﮜ</text:span></text:p>
      <text:p text:style-name="P19"><text:span text:style-name="T1"><text:s/>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text:span text:style-name="T1"> </text:span><text:span text:style-name="T27">ﮦ</text:span></text:p>
      <text:p text:style-name="P19"><text:span text:style-name="T1"><text:s/>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/text:p>
      <text:p text:style-name="P19"><text:span text:style-name="T1"><text:s/></text:span><text:span text:style-name="T27">ﮱ</text:span><text:span text:style-name="T1"> </text:span><text:span text:style-name="T27">ﯓ</text:span><text:span text:style-name="T1"> </text:span><text:span text:style-name="T27">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ﯜ</text:span></text:p>
      <text:p text:style-name="P19"><text:span text:style-name="T1"><text:s/>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text:span text:style-name="T1"> </text:span><text:span text:style-name="T27">ﯤ</text:span><text:span text:style-name="T1"> </text:span><text:span text:style-name="T27">ﯥ</text:span></text:p>
      <text:p text:style-name="P19"><text:span text:style-name="T1"><text:s/></text:span><text:span text:style-name="T27">ﯦ</text:span><text:span text:style-name="T1"> </text:span><text:span text:style-name="T27">ﯧ</text:span><text:span text:style-name="T1"> </text:span><text:span text:style-name="T27">ﯨ</text:span><text:span text:style-name="T1"> </text:span><text:span text:style-name="T27">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</text:span><text:span text:style-name="T1"> </text:span><text:span text:style-name="T27">ﯯ</text:span></text:p>
      <text:p text:style-name="P19"><text:span text:style-name="T1"><text:s/></text:span><text:span text:style-name="T27">ﯰ</text:span><text:span text:style-name="T1"> </text:span><text:span text:style-name="T27">ﯱ</text:span><text:span text:style-name="T1"> </text:span><text:span text:style-name="T27">ﯲ</text:span><text:span text:style-name="T1"> </text:span><text:span text:style-name="T27">ﯳ</text:span><text:span text:style-name="T1"> </text:span><text:span text:style-name="T27">ﯴ</text:span><text:span text:style-name="T1"> </text:span><text:span text:style-name="T27">ﯵ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text:span text:style-name="T1"> </text:span><text:span text:style-name="T27">ﯻ</text:span></text:p>
      <text:p text:style-name="P38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text:span text:style-name="T1"> </text:span><text:span text:style-name="T30">ﭝ</text:span></text:p>
      <text:p text:style-name="P20"><text:span text:style-name="T1"><text:s/>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/text:p>
      <text:p text:style-name="P20"><text:span text:style-name="T1"><text:s/>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/text:p>
      <text:p text:style-name="P20"><text:span text:style-name="T1"><text:s/>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/text:p>
      <text:p text:style-name="P20"><text:span text:style-name="T1"><text:s/>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</text:span></text:p>
      <text:p text:style-name="P20"><text:span text:style-name="T1"><text:s/>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/text:p>
      <text:p text:style-name="P20"><text:span text:style-name="T1"><text:s/>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/text:p>
      <text:p text:style-name="P20"><text:span text:style-name="T1"><text:s/>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ﮦ</text:span><text:span text:style-name="T1"> </text:span><text:span text:style-name="T30">ﮧ</text:span></text:p>
      <text:p text:style-name="P20"><text:span text:style-name="T1"><text:s/>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/text:p>
      <text:p text:style-name="P20"><text:span text:style-name="T1"><text:s/>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</text:span></text:p>
      <text:p text:style-name="P20"><text:span text:style-name="T30">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/text:p>
      <text:p text:style-name="P20"><text:span text:style-name="T1"><text:s/></text:span><text:span text:style-name="T30">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/text:p>
      <text:p text:style-name="P20"><text:span text:style-name="T1"><text:s/>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text:span text:style-name="T1"> </text:span><text:span text:style-name="T30">ﯵ</text:span><text:span text:style-name="T1"> </text:span><text:span text:style-name="T30">ﯶ</text:span><text:span text:style-name="T1"> </text:span><text:span text:style-name="T30">ﯷﯸ</text:span><text:span text:style-name="T1"> </text:span><text:span text:style-name="T30">ﯹﯺ</text:span><text:span text:style-name="T1"> </text:span><text:span text:style-name="T30">ﯻ</text:span><text:span text:style-name="T1"> </text:span><text:span text:style-name="T30">ﯼ</text:span></text:p>
      <text:p text:style-name="P20"><text:span text:style-name="T1"><text:s/></text:span><text:span text:style-name="T30">ﯽ</text:span><text:span text:style-name="T1"> </text:span><text:span text:style-name="T30">ﯾ</text:span><text:span text:style-name="T1"> </text:span><text:span text:style-name="T30">ﯿ</text:span><text:span text:style-name="T1"> </text:span><text:span text:style-name="T30">ﰀ</text:span><text:span text:style-name="T1"> </text:span><text:span text:style-name="T30">ﰁ</text:span><text:span text:style-name="T1"> </text:span><text:span text:style-name="T30">ﰂ</text:span><text:span text:style-name="T1"> </text:span><text:span text:style-name="T30">ﰃ</text:span><text:span text:style-name="T1"> </text:span><text:span text:style-name="T30">ﰄ</text:span><text:span text:style-name="T1"> </text:span><text:span text:style-name="T30">ﰅ</text:span></text:p>
      <text:p text:style-name="P20"><text:span text:style-name="T1"><text:s/></text:span><text:span text:style-name="T30">ﰆ</text:span><text:span text:style-name="T1"> </text:span><text:span text:style-name="T30">ﰇ</text:span><text:span text:style-name="T1"> </text:span><text:span text:style-name="T30">ﰈ</text:span><text:span text:style-name="T1"> </text:span><text:span text:style-name="T30">ﰉ</text:span><text:span text:style-name="T1"> </text:span><text:span text:style-name="T30">ﰊ</text:span><text:span text:style-name="T1"> </text:span><text:span text:style-name="T30">ﰋ</text:span><text:span text:style-name="T1"> </text:span><text:span text:style-name="T30">ﰌ</text:span><text:span text:style-name="T1"> </text:span><text:span text:style-name="T30">ﰍ</text:span><text:span text:style-name="T1"> </text:span><text:span text:style-name="T30">ﰎ</text:span><text:span text:style-name="T1"> </text:span><text:span text:style-name="T30">ﰏ</text:span></text:p>
      <text:p text:style-name="P39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/text:p>
      <text:p text:style-name="P21"><text:span text:style-name="T1"><text:s/></text:span><text:span text:style-name="T31">ﭛ</text:span><text:span text:style-name="T1"> </text:span><text:span text:style-name="T31">ﭜ</text:span><text:span text:style-name="T1"> </text:span><text:span text:style-name="T31">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</text:span><text:span text:style-name="T1"> </text:span><text:span text:style-name="T31">ﭣ</text:span><text:span text:style-name="T1"> </text:span><text:span text:style-name="T31">ﭤ</text:span><text:span text:style-name="T1"> </text:span><text:span text:style-name="T31">ﭥﭦ</text:span></text:p>
      <text:p text:style-name="P21"><text:span text:style-name="T1"><text:s/>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</text:span><text:span text:style-name="T1"> </text:span><text:span text:style-name="T31">ﭰ</text:span></text:p>
      <text:p text:style-name="P21"><text:span text:style-name="T1"><text:s/></text:span><text:span text:style-name="T31">ﭱ</text:span><text:span text:style-name="T1"> </text:span><text:span text:style-name="T31">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/text:p>
      <text:p text:style-name="P21"><text:span text:style-name="T1"><text:s/>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</text:span></text:p>
      <text:p text:style-name="P21"><text:span text:style-name="T1"><text:s/></text:span><text:span text:style-name="T31">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/text:p>
      <text:p text:style-name="P21"><text:span text:style-name="T1"><text:s/></text:span><text:span text:style-name="T31">ﮋ</text:span><text:span text:style-name="T1"> </text:span><text:span text:style-name="T31">ﮌ</text:span><text:span text:style-name="T1"> </text:span><text:span text:style-name="T31">ﮍ</text:span><text:span text:style-name="T1"> </text:span><text:span text:style-name="T31">ﮎ</text:span><text:span text:style-name="T1"> </text:span><text:span text:style-name="T31">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/text:p>
      <text:p text:style-name="P21"><text:span text:style-name="T31">ﮕ</text:span><text:span text:style-name="T1"> </text:span><text:span text:style-name="T31">ﮖ</text:span><text:span text:style-name="T1"> </text:span><text:span text:style-name="T31">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</text:span><text:span text:style-name="T1"> </text:span><text:span text:style-name="T31">ﮜ</text:span><text:span text:style-name="T1"> </text:span><text:span text:style-name="T31">ﮝ</text:span><text:span text:style-name="T1"> </text:span><text:span text:style-name="T31">ﮞ</text:span></text:p>
      <text:p text:style-name="P46"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text:span text:style-name="T1"> </text:span><text:span text:style-name="T31">ﮤ</text:span><text:span text:style-name="T1"> </text:span><text:span text:style-name="T31">ﮥ</text:span></text:p>
      <text:p text:style-name="P21"><text:span text:style-name="T1"><text:s/></text:span><text:span text:style-name="T31">ﮦ</text:span><text:span text:style-name="T1"> </text:span><text:span text:style-name="T31">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</text:span><text:span text:style-name="T1"> </text:span><text:span text:style-name="T31">ﮬ</text:span><text:span text:style-name="T1"> </text:span><text:span text:style-name="T31">ﮭ</text:span></text:p>
      <text:p text:style-name="P21"><text:span text:style-name="T1"><text:s/>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text:span text:style-name="T1"> </text:span><text:span text:style-name="T31">ﯕ</text:span><text:span text:style-name="T1"> </text:span><text:span text:style-name="T31">ﯖ</text:span></text:p>
      <text:p text:style-name="P21"><text:span text:style-name="T1"><text:s/></text:span><text:span text:style-name="T31">ﯗ</text:span><text:span text:style-name="T1"> </text:span><text:span text:style-name="T31">ﯘ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/text:p>
      <text:p text:style-name="P21"><text:span text:style-name="T1"><text:s/></text:span><text:span text:style-name="T31">ﯠﯡ</text:span><text:span text:style-name="T1"> </text:span><text:span text:style-name="T31">ﯢ</text:span><text:span text:style-name="T1"> </text:span><text:span text:style-name="T31">ﯣ</text:span><text:span text:style-name="T1"> 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</text:span></text:p>
      <text:p text:style-name="P21"><text:span text:style-name="T1"><text:s/></text:span><text:span text:style-name="T31">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/text:p>
      <text:p text:style-name="P22"><text:span text:style-name="T32">ﮌ</text:span><text:span text:style-name="T37">ﯚ</text:span></text:p>
      <text:p text:style-name="P50"><text:span text:style-name="T34">ﭤ</text:span><text:span text:style-name="T37">ﭥﭦ</text:span></text:p>
      <text:p text:style-name="P23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text:span text:style-name="T1"> </text:span><text:span text:style-name="T33">ﭛ</text:span><text:span text:style-name="T1"> </text:span><text:span text:style-name="T33">ﭜ</text:span></text:p>
      <text:p text:style-name="P23"><text:span text:style-name="T1"><text:s/>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text:span text:style-name="T1"> </text:span><text:span text:style-name="T33">ﭧ</text:span></text:p>
      <text:p text:style-name="P23"><text:span text:style-name="T1"><text:s/>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/text:p>
      <text:p text:style-name="P23"><text:span text:style-name="T1"><text:s/>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/text:p>
      <text:p text:style-name="P23"><text:span text:style-name="T1"><text:s/></text:span><text:span text:style-name="T33">ﭾ</text:span><text:span text:style-name="T1"> </text:span><text:span text:style-name="T33">ﭿ</text:span><text:span text:style-name="T1"> 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ﮆ</text:span><text:span text:style-name="T1"> </text:span><text:span text:style-name="T33">ﮇ</text:span><text:span text:style-name="T1"> </text:span><text:span text:style-name="T33">ﮈ</text:span><text:span text:style-name="T1"> </text:span><text:span text:style-name="T33">ﮉ</text:span></text:p>
      <text:p text:style-name="P23"><text:span text:style-name="T1"><text:s/></text:span><text:span text:style-name="T33">ﮊ</text:span><text:span text:style-name="T1"> 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text:span text:style-name="T1"> 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/text:p>
      <text:p text:style-name="P23"><text:span text:style-name="T1"><text:s/>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</text:span><text:span text:style-name="T1"> </text:span><text:span text:style-name="T33">ﮜ</text:span><text:span text:style-name="T1"> </text:span><text:span text:style-name="T33">ﮝﮞﮟﮠ</text:span><text:span text:style-name="T1"> </text:span><text:span text:style-name="T33">ﮡ</text:span></text:p>
      <text:p text:style-name="P23"><text:span text:style-name="T1"><text:s/>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</text:span></text:p>
      <text:p text:style-name="P23"><text:span text:style-name="T1"><text:s/></text:span><text:span text:style-name="T33">ﮮ</text:span><text:span text:style-name="T1"> </text:span><text:span text:style-name="T33">ﮯ</text:span><text:span text:style-name="T1"> </text:span><text:span text:style-name="T33">ﮰ</text:span><text:span text:style-name="T1"> </text:span><text:span text:style-name="T33">ﮱ</text:span><text:span text:style-name="T1"> </text:span><text:span text:style-name="T33">ﯓ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/text:p>
      <text:p text:style-name="P23"><text:span text:style-name="T1"><text:s/>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</text:span><text:span text:style-name="T1"> </text:span><text:span text:style-name="T33">ﯦ</text:span><text:span text:style-name="T1"> </text:span><text:span text:style-name="T33">ﯧ</text:span></text:p>
      <text:p text:style-name="P23"><text:span text:style-name="T1"><text:s/></text:span><text:span text:style-name="T33">ﯨ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/text:p>
      <text:p text:style-name="P23"><text:span text:style-name="T1"><text:s/>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</text:span></text:p>
      <text:p text:style-name="P23"><text:span text:style-name="T1"><text:s/>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text:span text:style-name="T1"> </text:span><text:span text:style-name="T33">ﰅ</text:span><text:span text:style-name="T1"> </text:span><text:span text:style-name="T33">ﰆﰇﰈﰉ</text:span><text:span text:style-name="T1"> </text:span><text:span text:style-name="T33">ﰊ</text:span></text:p>
      <text:p text:style-name="P23"><text:span text:style-name="T1"><text:s/></text:span><text:span text:style-name="T33">ﰋ</text:span><text:span text:style-name="T1"> </text:span><text:span text:style-name="T33">ﰌ</text:span><text:span text:style-name="T1"> </text:span><text:span text:style-name="T33">ﰍﰎ</text:span><text:span text:style-name="T1"> </text:span><text:span text:style-name="T33">ﰏ</text:span><text:span text:style-name="T1"> </text:span><text:span text:style-name="T33">ﰐ</text:span><text:span text:style-name="T1"> </text:span><text:span text:style-name="T33">ﰑ</text:span><text:span text:style-name="T1"> </text:span><text:span text:style-name="T33">ﰒ</text:span><text:span text:style-name="T1"> </text:span><text:span text:style-name="T33">ﰓ</text:span><text:span text:style-name="T1"> </text:span><text:span text:style-name="T33">ﰔ</text:span><text:span text:style-name="T1"> </text:span><text:span text:style-name="T33">ﰕ</text:span></text:p>
      <text:p text:style-name="P40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/text:p>
      <text:p text:style-name="P24"><text:span text:style-name="T1"><text:s/></text:span><text:span text:style-name="T35">ﭛ</text:span><text:span text:style-name="T1"> </text:span><text:span text:style-name="T35">ﭜ</text:span><text:span text:style-name="T1"> </text:span><text:span text:style-name="T35">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ﭤ</text:span></text:p>
      <text:p text:style-name="P24"><text:span text:style-name="T1"><text:s/></text:span><text:span text:style-name="T35">ﭥ</text:span><text:span text:style-name="T1"> </text:span><text:span text:style-name="T35">ﭦ</text:span><text:span text:style-name="T1"> </text:span><text:span text:style-name="T35">ﭧ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</text:span><text:span text:style-name="T1"> </text:span><text:span text:style-name="T35">ﭭ</text:span><text:span text:style-name="T1"> </text:span><text:span text:style-name="T35">ﭮ</text:span><text:span text:style-name="T1"> </text:span><text:span text:style-name="T35">ﭯ</text:span></text:p>
      <text:p text:style-name="P24"><text:span text:style-name="T1"><text:s/></text:span><text:span text:style-name="T35">ﭰ</text:span><text:span text:style-name="T1"> </text:span><text:span text:style-name="T35">ﭱ</text:span><text:span text:style-name="T1"> </text:span><text:span text:style-name="T35">ﭲ</text:span><text:span text:style-name="T1"> </text:span><text:span text:style-name="T35">ﭳ</text:span><text:span text:style-name="T1"> </text:span><text:span text:style-name="T35">ﭴ</text:span><text:span text:style-name="T1"> </text:span><text:span text:style-name="T35">ﭵ</text:span><text:span text:style-name="T1"> </text:span><text:span text:style-name="T35">ﭶ</text:span><text:span text:style-name="T1"> </text:span><text:span text:style-name="T35">ﭷ</text:span></text:p>
      <text:p text:style-name="P24"><text:span text:style-name="T1"><text:s/>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</text:span><text:span text:style-name="T1"> </text:span><text:span text:style-name="T35">ﭾ</text:span><text:span text:style-name="T1"> </text:span><text:span text:style-name="T35">ﭿﮀ</text:span></text:p>
      <text:p text:style-name="P24"><text:span text:style-name="T35">ﮁ</text:span><text:span text:style-name="T1"> </text:span><text:span text:style-name="T35">ﮂ</text:span><text:span text:style-name="T1"> </text:span><text:span text:style-name="T35">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text:span text:style-name="T1"> </text:span><text:span text:style-name="T35">ﮈ</text:span><text:span text:style-name="T1"> </text:span><text:span text:style-name="T35">ﮉ</text:span><text:span text:style-name="T1"> </text:span><text:span text:style-name="T35">ﮊﮋ</text:span><text:span text:style-name="T1"> </text:span><text:span text:style-name="T35">ﮌ</text:span><text:span text:style-name="T1"> </text:span><text:span text:style-name="T35">ﮍ</text:span></text:p>
      <text:p text:style-name="P24"><text:span text:style-name="T1"><text:s/></text:span><text:span text:style-name="T35">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text:span text:style-name="T1"> 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/text:p>
      <text:p text:style-name="P24"><text:span text:style-name="T1"><text:s/>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text:span text:style-name="T1"> </text:span><text:span text:style-name="T35">ﮝ</text:span><text:span text:style-name="T1"> </text:span><text:span text:style-name="T35">ﮞ</text:span><text:span text:style-name="T1"> </text:span><text:span text:style-name="T35">ﮟ</text:span></text:p>
      <text:p text:style-name="P24"><text:span text:style-name="T1"><text:s/></text:span><text:span text:style-name="T35">ﮠ</text:span><text:span text:style-name="T1"> </text:span><text:span text:style-name="T35">ﮡ</text:span><text:span text:style-name="T1"> </text:span><text:span text:style-name="T35">ﮢ</text:span><text:span text:style-name="T1"> </text:span><text:span text:style-name="T35">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text:span text:style-name="T1"> </text:span><text:span text:style-name="T35">ﮧ</text:span><text:span text:style-name="T1"> </text:span><text:span text:style-name="T35">ﮨ</text:span><text:span text:style-name="T1"> </text:span><text:span text:style-name="T35">ﮩ</text:span><text:span text:style-name="T1"> </text:span><text:span text:style-name="T35">ﮪ</text:span></text:p>
      <text:p text:style-name="P24"><text:span text:style-name="T1"><text:s/></text:span><text:span text:style-name="T35">ﮫ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/text:span><text:span text:style-name="T35">ﮰ</text:span><text:span text:style-name="T1"> </text:span><text:span text:style-name="T35">ﮱﯓ</text:span><text:span text:style-name="T1"> </text:span><text:span text:style-name="T35">ﯔ</text:span><text:span text:style-name="T1"> </text:span><text:span text:style-name="T35">ﯕ</text:span><text:span text:style-name="T1"> </text:span><text:span text:style-name="T35">ﯖ</text:span></text:p>
      <text:p text:style-name="P24"><text:span text:style-name="T1"><text:s/></text:span><text:span text:style-name="T35">ﯗ</text:span><text:span text:style-name="T1"> </text:span><text:span text:style-name="T35">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text:span text:style-name="T1"> </text:span><text:span text:style-name="T35">ﯞ</text:span><text:span text:style-name="T1"> </text:span><text:span text:style-name="T35">ﯟ</text:span></text:p>
      <text:p text:style-name="P24"><text:span text:style-name="T35">ﯠ</text:span><text:span text:style-name="T1"> </text:span><text:span text:style-name="T35">ﯡ</text:span><text:span text:style-name="T1"> </text:span><text:span text:style-name="T35">ﯢ</text:span><text:span text:style-name="T1"> </text:span><text:span text:style-name="T35">ﯣ</text:span><text:span text:style-name="T1"> </text:span><text:span text:style-name="T35">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/text:p>
      <text:p text:style-name="P24"><text:span text:style-name="T1"><text:s/></text:span><text:span text:style-name="T35">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text:span text:style-name="T1"> </text:span><text:span text:style-name="T35">ﯭﯮ</text:span><text:span text:style-name="T1"> </text:span><text:span text:style-name="T35">ﯯ</text:span></text:p>
      <text:p text:style-name="P24"><text:span text:style-name="T35">ﯰ</text:span><text:span text:style-name="T1"> </text:span><text:span text:style-name="T35">ﯱ</text:span><text:span text:style-name="T1"> </text:span><text:span text:style-name="T35">ﯲ</text:span><text:span text:style-name="T1"> </text:span><text:span text:style-name="T35">ﯳ</text:span><text:span text:style-name="T1"> </text:span><text:span text:style-name="T35">ﯴ</text:span><text:span text:style-name="T1"> </text:span><text:span text:style-name="T35">ﯵ</text:span><text:span text:style-name="T1"> </text:span><text:span text:style-name="T35">ﯶ</text:span><text:span text:style-name="T1"> </text:span><text:span text:style-name="T35">ﯷ</text:span></text:p>
      <text:p text:style-name="P24"><text:span text:style-name="T1"><text:s/></text:span><text:span text:style-name="T35">ﯸ</text:span><text:span text:style-name="T1"> </text:span><text:span text:style-name="T35">ﯹ</text:span><text:span text:style-name="T1"> </text:span><text:span text:style-name="T35">ﯺ</text:span><text:span text:style-name="T1"> </text:span><text:span text:style-name="T35">ﯻ</text:span><text:span text:style-name="T1"> </text:span><text:span text:style-name="T35">ﯼ</text:span><text:span text:style-name="T1"> </text:span><text:span text:style-name="T35">ﯽ</text:span><text:span text:style-name="T1"> </text:span><text:span text:style-name="T35">ﯾ</text:span><text:span text:style-name="T1"> </text:span><text:span text:style-name="T35">ﯿ</text:span><text:span text:style-name="T1"> </text:span><text:span text:style-name="T35">ﰀ</text:span></text:p>
      <text:p text:style-name="P41"><text:span text:style-name="T36">ﭑ</text:span><text:span text:style-name="T1"> </text:span><text:span text:style-name="T36">ﭒ</text:span><text:span text:style-name="T1"> </text:span><text:span text:style-name="T36">ﭓ</text:span><text:span text:style-name="T1"> </text:span><text:span text:style-name="T36">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</text:span><text:span text:style-name="T1"> </text:span><text:span text:style-name="T36">ﭙ</text:span><text:span text:style-name="T1"> </text:span><text:span text:style-name="T36">ﭚ</text:span><text:span text:style-name="T1"> </text:span><text:span text:style-name="T36">ﭛ</text:span><text:span text:style-name="T1"> </text:span><text:span text:style-name="T36">ﭜ</text:span></text:p>
      <text:p text:style-name="P25"><text:span text:style-name="T1"><text:s/>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</text:span><text:span text:style-name="T1"> </text:span><text:span text:style-name="T36">ﭣ</text:span><text:span text:style-name="T1"> </text:span><text:span text:style-name="T36">ﭤ</text:span><text:span text:style-name="T1"> </text:span><text:span text:style-name="T36">ﭥ</text:span><text:span text:style-name="T1"> </text:span><text:span text:style-name="T36">ﭦﭧ</text:span><text:span text:style-name="T1"> </text:span><text:span text:style-name="T36">ﭨ</text:span></text:p>
      <text:p text:style-name="P25"><text:span text:style-name="T1"><text:s/>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</text:span><text:span text:style-name="T1"> </text:span><text:span text:style-name="T36">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</text:span><text:span text:style-name="T1"> </text:span><text:span text:style-name="T36">ﭱﭲﭳ</text:span><text:span text:style-name="T1"> </text:span><text:span text:style-name="T36">ﭴ</text:span></text:p>
      <text:p text:style-name="P25"><text:span text:style-name="T1"><text:s/></text:span><text:span text:style-name="T36">ﭵ</text:span><text:span text:style-name="T1"> </text:span><text:span text:style-name="T36">ﭶﭷ</text:span><text:span text:style-name="T1"> </text:span><text:span text:style-name="T36">ﭸ</text:span><text:span text:style-name="T1"> </text:span><text:span text:style-name="T36">ﭹ</text:span><text:span text:style-name="T1"> </text:span><text:span text:style-name="T36">ﭺ</text:span><text:span text:style-name="T1"> </text:span><text:span text:style-name="T36">ﭻ</text:span><text:span text:style-name="T1"> </text:span><text:span text:style-name="T36">ﭼ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</text:span><text:span text:style-name="T1"> </text:span><text:span text:style-name="T36">ﮂ</text:span><text:span text:style-name="T1"> </text:span><text:span text:style-name="T36">ﮃ</text:span><text:span text:style-name="T1"> </text:span><text:span text:style-name="T36">ﮄ</text:span></text:p>
      <text:p text:style-name="P25"><text:span text:style-name="T1"><text:s/></text:span><text:span text:style-name="T36">ﮅ</text:span><text:span text:style-name="T1"> 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</text:span><text:span text:style-name="T1"> </text:span><text:span text:style-name="T36">ﮊ</text:span><text:span text:style-name="T1"> </text:span><text:span text:style-name="T36">ﮋ</text:span><text:span text:style-name="T1"> </text:span><text:span text:style-name="T36">ﮌ</text:span><text:span text:style-name="T1"> </text:span><text:span text:style-name="T36">ﮍ</text:span><text:span text:style-name="T1"> </text:span><text:span text:style-name="T36">ﮎ</text:span><text:span text:style-name="T1"> </text:span><text:span text:style-name="T36">ﮏ</text:span><text:span text:style-name="T1"> </text:span><text:span text:style-name="T36">ﮐ</text:span></text:p>
      <text:p text:style-name="P25"><text:span text:style-name="T1"><text:s/></text:span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</text:span><text:span text:style-name="T1"> </text:span><text:span text:style-name="T36">ﮖ</text:span><text:span text:style-name="T1"> </text:span><text:span text:style-name="T36">ﮗ</text:span><text:span text:style-name="T1"> </text:span><text:span text:style-name="T36">ﮘ</text:span><text:span text:style-name="T1"> </text:span><text:span text:style-name="T36">ﮙ</text:span><text:span text:style-name="T1"> </text:span><text:span text:style-name="T36">ﮚ</text:span><text:span text:style-name="T1"> </text:span><text:span text:style-name="T36">ﮛ</text:span></text:p>
      <text:p text:style-name="P25"><text:span text:style-name="T1"><text:s/></text:span><text:span text:style-name="T36">ﮜ</text:span><text:span text:style-name="T1"> </text:span><text:span text:style-name="T36">ﮝ</text:span><text:span text:style-name="T1"> </text:span><text:span text:style-name="T36">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text:span text:style-name="T1"> </text:span><text:span text:style-name="T36">ﮢ</text:span><text:span text:style-name="T1"> </text:span><text:span text:style-name="T36">ﮣ</text:span><text:span text:style-name="T1"> </text:span><text:span text:style-name="T36">ﮤ</text:span><text:span text:style-name="T1"> </text:span><text:span text:style-name="T36">ﮥ</text:span><text:span text:style-name="T1"> </text:span><text:span text:style-name="T36">ﮦ</text:span><text:span text:style-name="T1"> </text:span><text:span text:style-name="T36">ﮧ</text:span><text:span text:style-name="T1"> </text:span><text:span text:style-name="T36">ﮨ</text:span></text:p>
      <text:p text:style-name="P25"><text:span text:style-name="T1"><text:s/></text:span><text:span text:style-name="T36">ﮩ</text:span><text:span text:style-name="T1"> </text:span><text:span text:style-name="T36">ﮪﮫ</text:span><text:span text:style-name="T1"> </text:span><text:span text:style-name="T36">ﮬ</text:span><text:span text:style-name="T1"> </text:span><text:span text:style-name="T36">ﮭ</text:span><text:span text:style-name="T1"> </text:span><text:span text:style-name="T36">ﮮ</text:span><text:span text:style-name="T1"> </text:span><text:span text:style-name="T36">ﮯ</text:span><text:span text:style-name="T1"> </text:span><text:span text:style-name="T36">ﮰ</text:span><text:span text:style-name="T1"> </text:span><text:span text:style-name="T36">ﮱ</text:span><text:span text:style-name="T1"> </text:span><text:span text:style-name="T36">ﯓ</text:span></text:p>
      <text:p text:style-name="P25"><text:span text:style-name="T1"><text:s/></text:span><text:span text:style-name="T36">ﯔ</text:span><text:span text:style-name="T1"> </text:span><text:span text:style-name="T36">ﯕ</text:span><text:span text:style-name="T1"> </text:span><text:span text:style-name="T36">ﯖ</text:span><text:span text:style-name="T1"> </text:span><text:span text:style-name="T36">ﯗﯘ</text:span><text:span text:style-name="T1"> </text:span><text:span text:style-name="T36">ﯙ</text:span><text:span text:style-name="T1"> 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ﯟﯠ</text:span><text:span text:style-name="T1"> </text:span><text:span text:style-name="T36">ﯡ</text:span></text:p>
      <text:p text:style-name="P25"><text:span text:style-name="T1"><text:s/></text:span><text:span text:style-name="T36">ﯢ</text:span><text:span text:style-name="T1"> </text:span><text:span text:style-name="T36">ﯣ</text:span><text:span text:style-name="T1"> </text:span><text:span text:style-name="T36">ﯤ</text:span><text:span text:style-name="T1"> </text:span><text:span text:style-name="T36">ﯥ</text:span><text:span text:style-name="T1"> </text:span><text:span text:style-name="T36">ﯦ</text:span><text:span text:style-name="T1"> </text:span><text:span text:style-name="T36">ﯧ</text:span><text:span text:style-name="T1"> </text:span><text:span text:style-name="T36">ﯨﯩ</text:span><text:span text:style-name="T1"> </text:span><text:span text:style-name="T36">ﯪ</text:span><text:span text:style-name="T1"> </text:span><text:span text:style-name="T36">ﯫ</text:span><text:span text:style-name="T1"> </text:span><text:span text:style-name="T36">ﯬ</text:span></text:p>
      <text:p text:style-name="P25"><text:span text:style-name="T1"><text:s/></text:span><text:span text:style-name="T36">ﯭ</text:span><text:span text:style-name="T1"> </text:span><text:span text:style-name="T36">ﯮ</text:span><text:span text:style-name="T1"> </text:span><text:span text:style-name="T36">ﯯ</text:span><text:span text:style-name="T1"> </text:span><text:span text:style-name="T36">ﯰ</text:span><text:span text:style-name="T1"> </text:span><text:span text:style-name="T36">ﯱ</text:span><text:span text:style-name="T1"> </text:span><text:span text:style-name="T36">ﯲ</text:span><text:span text:style-name="T1"> </text:span><text:span text:style-name="T36">ﯳ</text:span><text:span text:style-name="T1"> </text:span><text:span text:style-name="T36">ﯴ</text:span><text:span text:style-name="T1"> </text:span><text:span text:style-name="T36">ﯵ</text:span></text:p>
      <text:p text:style-name="P25"><text:span text:style-name="T1"><text:s/></text:span><text:span text:style-name="T36">ﯶ</text:span><text:span text:style-name="T1"> </text:span><text:span text:style-name="T36">ﯷ</text:span><text:span text:style-name="T1"> </text:span><text:span text:style-name="T36">ﯸ</text:span><text:span text:style-name="T1"> </text:span><text:span text:style-name="T36">ﯹﯺ</text:span><text:span text:style-name="T1"> </text:span><text:span text:style-name="T36">ﯻ</text:span><text:span text:style-name="T1"> </text:span><text:span text:style-name="T36">ﯼ</text:span><text:span text:style-name="T1"> </text:span><text:span text:style-name="T36">ﯽ</text:span><text:span text:style-name="T1"> </text:span><text:span text:style-name="T36">ﯾ</text:span><text:span text:style-name="T1"> </text:span><text:span text:style-name="T36">ﯿ</text:span><text:span text:style-name="T1"> </text:span><text:span text:style-name="T36">ﰀ</text:span></text:p>
      <text:p text:style-name="P25"><text:span text:style-name="T1"><text:s/></text:span><text:span text:style-name="T36">ﰁ</text:span><text:span text:style-name="T1"> </text:span><text:span text:style-name="T36">ﰂ</text:span><text:span text:style-name="T1"> </text:span><text:span text:style-name="T36">ﰃ</text:span><text:span text:style-name="T1"> </text:span><text:span text:style-name="T36">ﰄ</text:span><text:span text:style-name="T1"> </text:span><text:span text:style-name="T36">ﰅ</text:span><text:span text:style-name="T1"> </text:span><text:span text:style-name="T36">ﰆ</text:span><text:span text:style-name="T1"> </text:span><text:span text:style-name="T36">ﰇ</text:span><text:span text:style-name="T1"> </text:span><text:span text:style-name="T36">ﰈ</text:span><text:span text:style-name="T1"> </text:span><text:span text:style-name="T36">ﰉ</text:span><text:span text:style-name="T1"> </text:span><text:span text:style-name="T36">ﰊ</text:span></text:p>
      <text:p text:style-name="P25"><text:span text:style-name="T1"><text:s/></text:span><text:span text:style-name="T36">ﰋ</text:span><text:span text:style-name="T1"> </text:span><text:span text:style-name="T36">ﰌ</text:span><text:span text:style-name="T1"> </text:span><text:span text:style-name="T36">ﰍ</text:span><text:span text:style-name="T1"> </text:span><text:span text:style-name="T36">ﰎ</text:span><text:span text:style-name="T1"> </text:span><text:span text:style-name="T36">ﰏ</text:span><text:span text:style-name="T1"> </text:span><text:span text:style-name="T36">ﰐ</text:span><text:span text:style-name="T1"> </text:span><text:span text:style-name="T36">ﰑ</text:span><text:span text:style-name="T1"> </text:span><text:span text:style-name="T36">ﰒ</text:span><text:span text:style-name="T1"> </text:span><text:span text:style-name="T36">ﰓ</text:span><text:span text:style-name="T1"> </text:span><text:span text:style-name="T36">ﰔ</text:span><text:span text:style-name="T1"> </text:span><text:span text:style-name="T36">ﰕ</text:span><text:span text:style-name="T1"> </text:span><text:span text:style-name="T36">ﰖ</text:span></text:p>
      <text:p text:style-name="P25"><text:span text:style-name="T1"><text:s/></text:span><text:span text:style-name="T36">ﰗ</text:span><text:span text:style-name="T1"> </text:span><text:span text:style-name="T36">ﰘ</text:span><text:span text:style-name="T1"> </text:span><text:span text:style-name="T36">ﰙ</text:span><text:span text:style-name="T1"> </text:span><text:span text:style-name="T36">ﰚ</text:span><text:span text:style-name="T1"> </text:span><text:span text:style-name="T36">ﰛ</text:span><text:span text:style-name="T1"> </text:span><text:span text:style-name="T36">ﰜ</text:span><text:span text:style-name="T1"> </text:span><text:span text:style-name="T36">ﰝ</text:span><text:span text:style-name="T1"> </text:span><text:span text:style-name="T36">ﰞ</text:span><text:span text:style-name="T1"> </text:span><text:span text:style-name="T36">ﰟ</text:span><text:span text:style-name="T1"> </text:span><text:span text:style-name="T36">ﰠ</text:span><text:span text:style-name="T1"> </text:span><text:span text:style-name="T36">ﰡ</text:span><text:span text:style-name="T1"> </text:span><text:span text:style-name="T36">ﰢ</text:span><text:span text:style-name="T1"> </text:span><text:span text:style-name="T36">ﰣ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482" svg:font-family="MSI_Z482" style:font-pitch="variable"/>
    <style:font-face style:name="MSI_Z483" svg:font-family="MSI_Z483" style:font-pitch="variable"/>
    <style:font-face style:name="MSI_Z484" svg:font-family="MSI_Z484" style:font-pitch="variable"/>
    <style:font-face style:name="MSI_Z485" svg:font-family="MSI_Z485" style:font-pitch="variable"/>
    <style:font-face style:name="MSI_Z486" svg:font-family="MSI_Z486" style:font-pitch="variable"/>
    <style:font-face style:name="MSI_Z487" svg:font-family="MSI_Z487" style:font-pitch="variable"/>
    <style:font-face style:name="MSI_Z488" svg:font-family="MSI_Z488" style:font-pitch="variable"/>
    <style:font-face style:name="MSI_Z489" svg:font-family="MSI_Z489" style:font-pitch="variable"/>
    <style:font-face style:name="MSI_Z490" svg:font-family="MSI_Z490" style:font-pitch="variable"/>
    <style:font-face style:name="MSI_Z491" svg:font-family="MSI_Z491" style:font-pitch="variable"/>
    <style:font-face style:name="MSI_Z492" svg:font-family="MSI_Z492" style:font-pitch="variable"/>
    <style:font-face style:name="MSI_Z493" svg:font-family="MSI_Z493" style:font-pitch="variable"/>
    <style:font-face style:name="MSI_Z494" svg:font-family="MSI_Z494" style:font-pitch="variable"/>
    <style:font-face style:name="MSI_Z495" svg:font-family="MSI_Z495" style:font-pitch="variable"/>
    <style:font-face style:name="MSI_Z496" svg:font-family="MSI_Z496" style:font-pitch="variable"/>
    <style:font-face style:name="MSI_Z497" svg:font-family="MSI_Z497" style:font-pitch="variable"/>
    <style:font-face style:name="MSI_Z498" svg:font-family="MSI_Z498" style:font-pitch="variable"/>
    <style:font-face style:name="MSI_Z499" svg:font-family="MSI_Z499" style:font-pitch="variable"/>
    <style:font-face style:name="MSI_Z500" svg:font-family="MSI_Z500" style:font-pitch="variable"/>
    <style:font-face style:name="MSI_Z501" svg:font-family="MSI_Z501" style:font-pitch="variable"/>
    <style:font-face style:name="Liberation Serif" svg:font-family="'Liberation Serif'" style:font-family-generic="roman" style:font-pitch="variable"/>
    <style:font-face style:name="QCF_P481" svg:font-family="QCF_P481" style:font-family-generic="roman" style:font-pitch="variable"/>
    <style:font-face style:name="QCF_P482" svg:font-family="QCF_P482" style:font-family-generic="roman" style:font-pitch="variable"/>
    <style:font-face style:name="QCF_P483" svg:font-family="QCF_P483" style:font-family-generic="roman" style:font-pitch="variable"/>
    <style:font-face style:name="QCF_P484" svg:font-family="QCF_P484" style:font-family-generic="roman" style:font-pitch="variable"/>
    <style:font-face style:name="QCF_P485" svg:font-family="QCF_P485" style:font-family-generic="roman" style:font-pitch="variable"/>
    <style:font-face style:name="QCF_P486" svg:font-family="QCF_P486" style:font-family-generic="roman" style:font-pitch="variable"/>
    <style:font-face style:name="QCF_P487" svg:font-family="QCF_P487" style:font-family-generic="roman" style:font-pitch="variable"/>
    <style:font-face style:name="QCF_P488" svg:font-family="QCF_P488" style:font-family-generic="roman" style:font-pitch="variable"/>
    <style:font-face style:name="QCF_P489" svg:font-family="QCF_P489" style:font-family-generic="roman" style:font-pitch="variable"/>
    <style:font-face style:name="QCF_P490" svg:font-family="QCF_P490" style:font-family-generic="roman" style:font-pitch="variable"/>
    <style:font-face style:name="QCF_P491" svg:font-family="QCF_P491" style:font-family-generic="roman" style:font-pitch="variable"/>
    <style:font-face style:name="QCF_P492" svg:font-family="QCF_P492" style:font-family-generic="roman" style:font-pitch="variable"/>
    <style:font-face style:name="QCF_P493" svg:font-family="QCF_P493" style:font-family-generic="roman" style:font-pitch="variable"/>
    <style:font-face style:name="QCF_P494" svg:font-family="QCF_P494" style:font-family-generic="roman" style:font-pitch="variable"/>
    <style:font-face style:name="QCF_P495" svg:font-family="QCF_P495" style:font-family-generic="roman" style:font-pitch="variable"/>
    <style:font-face style:name="QCF_P496" svg:font-family="QCF_P496" style:font-family-generic="roman" style:font-pitch="variable"/>
    <style:font-face style:name="QCF_P497" svg:font-family="QCF_P497" style:font-family-generic="roman" style:font-pitch="variable"/>
    <style:font-face style:name="QCF_P498" svg:font-family="QCF_P498" style:font-family-generic="roman" style:font-pitch="variable"/>
    <style:font-face style:name="QCF_P499" svg:font-family="QCF_P499" style:font-family-generic="roman" style:font-pitch="variable"/>
    <style:font-face style:name="QCF_P500" svg:font-family="QCF_P500" style:font-family-generic="roman" style:font-pitch="variable"/>
    <style:font-face style:name="QCF_P501" svg:font-family="QCF_P5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4961" svg:font-family="QCF_P496" style:font-family-generic="system" style:font-pitch="variable"/>
    <style:font-face style:name="QCF_P4981" svg:font-family="QCF_P498" style:font-family-generic="system" style:font-pitch="variable"/>
    <style:font-face style:name="QCF_P4991" svg:font-family="QCF_P499" style:font-family-generic="system" style:font-pitch="variable"/>
    <style:font-face style:name="QCF_P5001" svg:font-family="QCF_P500" style:font-family-generic="system" style:font-pitch="variable"/>
    <style:font-face style:name="QCF_P5011" svg:font-family="QCF_P50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c0fc98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c37302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c515fe"/>
    </style:style>
    <style:style style:name="MT8" style:family="text">
      <style:text-properties officeooo:rsid="0163d1a8"/>
    </style:style>
    <style:style style:name="MT9" style:family="text">
      <style:text-properties officeooo:rsid="019c7e8c"/>
    </style:style>
    <style:style style:name="MT10" style:family="text">
      <style:text-properties officeooo:rsid="012706cb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Fushshilat</text:span><text:tab/><text:tab/>Juz<text:span text:style-name="MT1"> </text:span><text:span text:style-name="MT3">25</text:span></text:p>
      </style:header>
      <style:footer>
        <text:p text:style-name="MP2"><text:page-number text:select-page="current">48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Asy Syura</text:span><text:span text:style-name="MT4"><text:tab/><text:tab/>Juz </text:span><text:span text:style-name="MT6">2</text:span><text:span text:style-name="MT5">5</text:span></text:p>
      </style:header>
      <style:footer>
        <text:p text:style-name="MP2"><text:page-number text:select-page="current">488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Az Zukhruf<text:tab/><text:tab/></text:span>Juz<text:span text:style-name="MT1"> </text:span><text:span text:style-name="MT8">25</text:span></text:p>
      </style:header>
      <style:footer>
        <text:p text:style-name="MP2"><text:page-number text:select-page="current">495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9">Ad Dukhan</text:span><text:tab/><text:tab/>Juz <text:span text:style-name="MT3">25</text:span></text:p>
      </style:header>
      <style:footer>
        <text:p text:style-name="MP2"><text:page-number text:select-page="current">496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10">Al Jatsiyah</text:span><text:tab/><text:tab/>Juz <text:span text:style-name="MT3">25</text:span></text:p>
      </style:header>
      <style:footer>
        <text:p text:style-name="MP2"><text:page-number text:select-page="current">501</text:page-number></text:p>
      </style:footer>
    </style:master-page>
    <style:master-page style:name="ganti_20_surat5" style:display-name="ganti surat5" style:page-layout-name="Mpm1">
      <style:header>
        <text:p text:style-name="MP1">Surat <text:span text:style-name="MT2">Fushshilat</text:span><text:tab/><text:tab/>Juz <text:span text:style-name="MT3">25</text:span></text:p>
      </style:header>
      <style:footer>
        <text:p text:style-name="MP2"><text:page-number text:select-page="current">0</text:page-number></text:p>
      </style:footer>
    </style:master-page>
    <style:master-page style:name="ganti_20_surat6" style:display-name="ganti surat6" style:page-layout-name="Mpm1">
      <style:header>
        <text:p text:style-name="MP1">Surat <text:span text:style-name="MT2">Fushshilat</text:span><text:tab/><text:tab/>Juz <text:span text:style-name="MT3">25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12T22:46:45.610340466</dc:date>
    <meta:editing-duration>PT17H46M7S</meta:editing-duration>
    <meta:editing-cycles>397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14" meta:word-count="2874" meta:character-count="5979" meta:non-whitespace-character-count="3177"/>
  </office:meta>
</office:document-meta>
</file>